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1.678in"/>
    </style:style>
    <style:style style:name="co15" style:family="table-column">
      <style:table-column-properties fo:break-before="auto" style:column-width="0.8925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4"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8043in"/>
    </style:style>
    <style:style style:name="co22" style:family="table-column">
      <style:table-column-properties fo:break-before="auto" style:column-width="0.9598in"/>
    </style:style>
    <style:style style:name="co23" style:family="table-column">
      <style:table-column-properties fo:break-before="auto" style:column-width="0.9689in"/>
    </style:style>
    <style:style style:name="co24" style:family="table-column">
      <style:table-column-properties fo:break-before="auto" style:column-width="0.5618in"/>
    </style:style>
    <style:style style:name="co25" style:family="table-column">
      <style:table-column-properties fo:break-before="auto" style:column-width="0.3543in"/>
    </style:style>
    <style:style style:name="co26" style:family="table-column">
      <style:table-column-properties fo:break-before="auto" style:column-width="0.3807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2854in"/>
    </style:style>
    <style:style style:name="co30" style:family="table-column">
      <style:table-column-properties fo:break-before="auto" style:column-width="0.4319in"/>
    </style:style>
    <style:style style:name="co31" style:family="table-column">
      <style:table-column-properties fo:break-before="auto" style:column-width="0.5189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283in"/>
    </style:style>
    <style:style style:name="co39"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48"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9"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0" style:family="table-cell" style:parent-style-name="Default">
      <style:table-cell-properties fo:background-color="#000000"/>
      <style:text-properties fo:color="#000000"/>
    </style:style>
    <style:style style:name="ce51"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96"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9" office:value-type="string">
            <text:p>Multiply?</text:p>
          </table:table-cell>
          <table:table-cell table:style-name="ce49"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3.1134in" svg:height="0.2346in" svg:x="2.6311in" svg:y="0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0437in" svg:height="0.3902in" svg:x="2.6311in" svg:y="0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2.6441in" svg:height="0.3902in" svg:x="2.6311in" svg:y="0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5" draw:text-style-name="P2" svg:width="1.8449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5" draw:text-style-name="P2" svg:width="4.5378in" svg:height="0.3902in" svg:x="2.6311in" svg:y="0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5" draw:text-style-name="P2" svg:width="3.9213in" svg:height="0.3902in" svg:x="2.6311in" svg:y="0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6" draw:text-style-name="P2" svg:width="2.4791in" svg:height="0.7012in" svg:x="2.6311in" svg:y="0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5" draw:text-style-name="P2" svg:width="2.7138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0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0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3" draw:text-style-name="P2" svg:width="2.2185in" svg:height="0.2346in" svg:x="2.6311in" svg:y="0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3" draw:text-style-name="P2" svg:width="1.7146in" svg:height="0.2346in" svg:x="2.6311in" svg:y="0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6" draw:text-style-name="P2" svg:width="3.287in" svg:height="0.7012in" svg:x="2.6311in" svg:y="0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8" draw:text-style-name="P2" svg:width="2.9831in" svg:height="0.8567in" svg:x="2.6311in" svg:y="0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3" draw:text-style-name="P2" svg:width="1.9665in" svg:height="0.2346in" svg:x="2.6311in" svg:y="0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5" draw:text-style-name="P2" svg:width="2.8701in" svg:height="0.3902in" svg:x="2.6311in" svg:y="0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5" draw:text-style-name="P2" svg:width="2.4531in" svg:height="0.3902in" svg:x="2.6311in" svg:y="0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5" draw:text-style-name="P2" svg:width="3.4433in" svg:height="0.3902in" svg:x="2.6311in" svg:y="0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0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0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0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0in" draw:caption-point-x="-0.2402in" draw:caption-point-y="0.1831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0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0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0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3" draw:text-style-name="P2" svg:width="2.863in" svg:height="0.2346in" svg:x="2.6311in" svg:y="0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9" draw:text-style-name="P2" svg:width="2.1744in" svg:height="0.5457in" svg:x="2.6311in" svg:y="0in" draw:caption-point-x="-0.2402in" draw:caption-point-y="0.1831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0in" draw:caption-point-x="-0.2402in" draw:caption-point-y="0.1831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831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8"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0in" draw:caption-point-x="-0.2402in" draw:caption-point-y="0.1831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0in" draw:caption-point-x="-0.2402in" draw:caption-point-y="0.1831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0in" draw:caption-point-x="-0.2402in" draw:caption-point-y="0.1831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0in" draw:caption-point-x="-0.2402in" draw:caption-point-y="0.1831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5"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0.537in" draw:caption-point-x="-0.2402in" draw:caption-point-y="0.1835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0.7161in" draw:caption-point-x="-0.2402in" draw:caption-point-y="0.1835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100]" office:value-type="string" office:string-value="B Housing">
            <text:p>B Housing</text:p>
          </table:table-cell>
          <table:table-cell table:style-name="ce15" office:value-type="string">
            <office:annotation draw:style-name="gr5" draw:text-style-name="P2" svg:width="2.687in" svg:height="0.3902in" svg:x="2.6311in" svg:y="0.8953in" draw:caption-point-x="-0.2402in" draw:caption-point-y="0.1835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5" draw:text-style-name="P2" svg:width="3.1681in" svg:height="0.3902in" svg:x="2.6311in" svg:y="1.0744in" draw:caption-point-x="-0.2402in" draw:caption-point-y="0.1835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6" draw:text-style-name="P2" svg:width="3.3417in" svg:height="0.7012in" svg:x="2.6311in" svg:y="1.0744in" draw:caption-point-x="-0.2402in" draw:caption-point-y="0.1835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5" draw:text-style-name="P2" svg:width="2.5598in" svg:height="0.3902in" svg:x="2.6311in" svg:y="1.0744in" draw:caption-point-x="-0.2402in" draw:caption-point-y="0.1835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30"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6677in" svg:y="1.0744in" draw:caption-point-x="-0.2402in" draw:caption-point-y="0.1835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5" draw:text-style-name="P2" svg:width="2.1602in" svg:height="0.3902in" svg:x="2.6311in" svg:y="1.0744in" draw:caption-point-x="-0.2402in" draw:caption-point-y="0.1835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6677in" svg:y="1.0744in" draw:caption-point-x="-0.2402in" draw:caption-point-y="0.1835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5" draw:text-style-name="P2" svg:width="2.0039in" svg:height="0.3902in" svg:x="2.6311in" svg:y="1.0744in" draw:caption-point-x="-0.2402in" draw:caption-point-y="0.1835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5" draw:text-style-name="P2" svg:width="1.7606in" svg:height="0.3902in" svg:x="2.6311in" svg:y="1.0744in" draw:caption-point-x="-0.2402in" draw:caption-point-y="0.1835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5" draw:text-style-name="P2" svg:width="2.1248in" svg:height="0.3902in" svg:x="2.6311in" svg:y="1.0744in" draw:caption-point-x="-0.2402in" draw:caption-point-y="0.1835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5" draw:text-style-name="P2" svg:width="2.863in" svg:height="0.3902in" svg:x="2.6311in" svg:y="1.0744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5" draw:text-style-name="P2" svg:width="2.2465in" svg:height="0.3902in" svg:x="2.6311in" svg:y="1.0744in" draw:caption-point-x="-0.2402in" draw:caption-point-y="0.1835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5" draw:text-style-name="P2" svg:width="2.3161in" svg:height="0.3902in" svg:x="2.6311in" svg:y="1.0744in" draw:caption-point-x="-0.2402in" draw:caption-point-y="0.1835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3" draw:text-style-name="P2" svg:width="2.8614in" svg:height="0.2346in" svg:x="2.6311in" svg:y="1.0744in" draw:caption-point-x="-0.2402in" draw:caption-point-y="0.1835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5" draw:text-style-name="P2" svg:width="2.2378in" svg:height="0.3902in" svg:x="2.6311in" svg:y="1.0744in" draw:caption-point-x="-0.2402in" draw:caption-point-y="0.1835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5" draw:text-style-name="P2" svg:width="2.5244in" svg:height="0.3902in" svg:x="2.6311in" svg:y="1.0744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5" draw:text-style-name="P2" svg:width="2.2984in" svg:height="0.3902in" svg:x="2.6311in" svg:y="1.0744in" draw:caption-point-x="-0.2402in" draw:caption-point-y="0.1835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5" draw:text-style-name="P2" svg:width="2.6374in" svg:height="0.3902in" svg:x="2.6311in" svg:y="1.0744in" draw:caption-point-x="-0.2402in" draw:caption-point-y="0.1835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5" draw:text-style-name="P2" svg:width="2.6894in" svg:height="0.3902in" svg:x="2.6311in" svg:y="1.0744in" draw:caption-point-x="-0.2402in" draw:caption-point-y="0.1835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5" draw:text-style-name="P2" svg:width="2.2724in" svg:height="0.3902in" svg:x="2.6311in" svg:y="1.0744in" draw:caption-point-x="-0.2402in" draw:caption-point-y="0.1835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5" draw:text-style-name="P2" svg:width="2.8197in" svg:height="0.3902in" svg:x="2.6311in" svg:y="1.0744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5" draw:text-style-name="P2" svg:width="2.4984in" svg:height="0.3902in" svg:x="2.6311in" svg:y="1.0744in" draw:caption-point-x="-0.2402in" draw:caption-point-y="0.1835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5" draw:text-style-name="P2" svg:width="2.5157in" svg:height="0.3902in" svg:x="2.6311in" svg:y="1.0744in" draw:caption-point-x="-0.2402in" draw:caption-point-y="0.1835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5" draw:text-style-name="P2" svg:width="2.0295in" svg:height="0.3902in" svg:x="2.6311in" svg:y="1.0744in" draw:caption-point-x="-0.2402in" draw:caption-point-y="0.1835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5" draw:text-style-name="P2" svg:width="2.4374in" svg:height="0.3902in" svg:x="2.6311in" svg:y="1.0744in" draw:caption-point-x="-0.2402in" draw:caption-point-y="0.1835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5" draw:text-style-name="P2" svg:width="2.585in" svg:height="0.3902in" svg:x="2.6311in" svg:y="1.0744in" draw:caption-point-x="-0.2402in" draw:caption-point-y="0.1835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624in" svg:y="1.0744in" draw:caption-point-x="-0.2402in" draw:caption-point-y="0.1835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1.0744in" draw:caption-point-x="-0.2402in" draw:caption-point-y="0.1835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5" draw:text-style-name="P2" svg:width="2.5591in" svg:height="0.3902in" svg:x="2.6311in" svg:y="1.0744in" draw:caption-point-x="-0.2402in" draw:caption-point-y="0.1835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5" draw:text-style-name="P2" svg:width="2.1421in" svg:height="0.3902in" svg:x="2.6311in" svg:y="1.0744in" draw:caption-point-x="-0.2402in" draw:caption-point-y="0.1835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1.0744in" draw:caption-point-x="-0.2402in" draw:caption-point-y="0.1835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1.0744in" draw:caption-point-x="-0.2402in" draw:caption-point-y="0.1835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0" draw:text-style-name="P2" svg:width="2.0094in" svg:height="1.1677in" svg:x="2.6311in" svg:y="1.0744in" draw:caption-point-x="-0.2402in" draw:caption-point-y="0.1835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624in" svg:y="1.0744in" draw:caption-point-x="-0.2402in" draw:caption-point-y="0.1835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1.0744in" draw:caption-point-x="-0.2402in" draw:caption-point-y="0.1835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0]*[.$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0]*[.$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0]*[.$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5" draw:text-style-name="P2" svg:width="1.6012in" svg:height="0.3902in" svg:x="2.6311in" svg:y="1.0744in" draw:caption-point-x="-0.2402in" draw:caption-point-y="0.1835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5" draw:text-style-name="P2" svg:width="1.5579in" svg:height="0.3902in" svg:x="2.6311in" svg:y="1.0744in" draw:caption-point-x="-0.2402in" draw:caption-point-y="0.1835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8" draw:text-style-name="P2" svg:width="1.6185in" svg:height="0.8567in" svg:x="2.6311in" svg:y="1.0744in" draw:caption-point-x="-0.2402in" draw:caption-point-y="0.1835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624in" svg:y="1.0744in" draw:caption-point-x="-0.2402in" draw:caption-point-y="0.1835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6" draw:text-style-name="P2" svg:width="1.8358in" svg:height="0.7012in" svg:x="2.6311in" svg:y="1.0744in" draw:caption-point-x="-0.2402in" draw:caption-point-y="0.1835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624in" svg:y="1.0744in" draw:caption-point-x="-0.2402in" draw:caption-point-y="0.1835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3" draw:text-style-name="P2" svg:width="1.6185in" svg:height="0.2346in" svg:x="2.6311in" svg:y="1.0744in" draw:caption-point-x="-0.2402in" draw:caption-point-y="0.1835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8" draw:text-style-name="P2" svg:width="2.6028in" svg:height="0.8567in" svg:x="2.6311in" svg:y="1.0744in" draw:caption-point-x="-0.2402in" draw:caption-point-y="0.1835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65]" office:value-type="string" office:string-value="T Fiery Melters">
            <text:p>T Fiery Melters</text:p>
          </table:table-cell>
          <table:table-cell table:style-name="ce15" office:value-type="string">
            <office:annotation draw:style-name="gr8" draw:text-style-name="P2" svg:width="2.0988in" svg:height="0.8567in" svg:x="2.6311in" svg:y="1.0744in" draw:caption-point-x="-0.2402in" draw:caption-point-y="0.1835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65])"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66]" office:value-type="string" office:string-value="T Fiery Melters">
            <text:p>T Fiery Melters</text:p>
          </table:table-cell>
          <table:table-cell table:style-name="ce15" office:value-type="string">
            <office:annotation draw:style-name="gr9" draw:text-style-name="P2" svg:width="2.3594in" svg:height="0.5457in" svg:x="2.6311in" svg:y="1.0744in" draw:caption-point-x="-0.2402in" draw:caption-point-y="0.183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65])"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7]" office:value-type="string" office:string-value="T Fiery Melters">
            <text:p>T Fiery Melters</text:p>
          </table:table-cell>
          <table:table-cell table:style-name="ce16" office:value-type="string">
            <office:annotation draw:style-name="gr9" draw:text-style-name="P2" svg:width="2.7677in" svg:height="0.5457in" svg:x="2.6311in" svg:y="1.0744in" draw:caption-point-x="-0.2402in" draw:caption-point-y="0.1835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65])"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68]"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65:.M165])"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69]" office:value-type="string" office:string-value="T Fiery Melters">
            <text:p>T Fiery Melters</text:p>
          </table:table-cell>
          <table:table-cell table:style-name="ce15" office:value-type="string">
            <office:annotation draw:style-name="gr4" draw:text-style-name="P2" svg:width="1.1413in" svg:height="0.2346in" svg:x="2.6311in" svg:y="1.0744in" draw:caption-point-x="-0.2402in" draw:caption-point-y="0.1835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69]" office:value-type="float" office:value="10">
            <text:p>10</text:p>
          </table:table-cell>
          <table:table-cell table:formula="of:=[.L16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T Fiery Melters">
            <text:p>T Fiery Melters</text:p>
          </table:table-cell>
          <table:table-cell table:style-name="ce15" office:value-type="string">
            <office:annotation draw:style-name="gr4" draw:text-style-name="P2" svg:width="1.1413in" svg:height="0.2346in" svg:x="2.6311in" svg:y="1.0744in" draw:caption-point-x="-0.2402in" draw:caption-point-y="0.1835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70]" office:value-type="float" office:value="10">
            <text:p>10</text:p>
          </table:table-cell>
          <table:table-cell table:formula="of:=[.L16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66:.M168];[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3" draw:text-style-name="P2" svg:width="1.6618in" svg:height="0.2346in" svg:x="2.6311in" svg:y="1.0744in" draw:caption-point-x="-0.2402in" draw:caption-point-y="0.1835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74]" office:value-type="string" office:string-value="T Mex t2">
            <text:p>T Mex t2</text:p>
          </table:table-cell>
          <table:table-cell table:style-name="ce15" office:value-type="string">
            <office:annotation draw:style-name="gr3" draw:text-style-name="P2" svg:width="1.6969in" svg:height="0.2346in" svg:x="2.6311in" svg:y="1.0744in" draw:caption-point-x="-0.2402in" draw:caption-point-y="0.1835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74]"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75]" office:value-type="string" office:string-value="T Mex t2">
            <text:p>T Mex t2</text:p>
          </table:table-cell>
          <table:table-cell table:style-name="ce15" office:value-type="string">
            <office:annotation draw:style-name="gr3" draw:text-style-name="P2" svg:width="1.5055in" svg:height="0.2346in" svg:x="2.6311in" svg:y="1.0744in" draw:caption-point-x="-0.2402in" draw:caption-point-y="0.1835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75]"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176]" office:value-type="string" office:string-value="T Mex t2">
            <text:p>T Mex t2</text:p>
          </table:table-cell>
          <table:table-cell table:style-name="ce16" office:value-type="string">
            <office:annotation draw:style-name="gr3" draw:text-style-name="P2" svg:width="1.5228in" svg:height="0.2346in" svg:x="2.6311in" svg:y="1.0744in" draw:caption-point-x="-0.2402in" draw:caption-point-y="0.1835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76]"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77]"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74:.M174])"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78]"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75:.M177];[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1.0744in" draw:caption-point-x="-0.2402in" draw:caption-point-y="0.1835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65])"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5]" office:value-type="float" office:value="3">
            <text:p>3.0000</text:p>
          </table:table-cell>
          <table:table-cell table:number-columns-repeated="1011"/>
        </table:table-row>
        <table:table-row table:style-name="ro1" table:visibility="filter">
          <table:table-cell table:formula="of:=[.A181]" office:value-type="string" office:string-value="T SCond. Tech.">
            <text:p>T SCond. Tech.</text:p>
          </table:table-cell>
          <table:table-cell table:style-name="ce15" office:value-type="string">
            <office:annotation draw:style-name="gr9" draw:text-style-name="P2" svg:width="2.3594in" svg:height="0.5457in" svg:x="2.6311in" svg:y="1.0744in" draw:caption-point-x="-0.2402in" draw:caption-point-y="0.183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6]" office:value-type="float" office:value="1451.03156337113">
            <text:p>1451.03</text:p>
          </table:table-cell>
          <table:table-cell table:formula="of:=[.D166]" office:value-type="float" office:value="0">
            <text:p>0</text:p>
          </table:table-cell>
          <table:table-cell table:formula="of:=[.E166]" office:value-type="float" office:value="0">
            <text:p>0</text:p>
          </table:table-cell>
          <table:table-cell table:formula="of:=[.F166]" office:value-type="float" office:value="4.84134049898511">
            <text:p>4.84</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T SCond. Tech.">
            <text:p>T SCond. Tech.</text:p>
          </table:table-cell>
          <table:table-cell table:style-name="ce15" office:value-type="string">
            <office:annotation draw:style-name="gr8" draw:text-style-name="P2" svg:width="2.698in" svg:height="0.8567in" svg:x="2.6311in" svg:y="1.0744in" draw:caption-point-x="-0.2402in" draw:caption-point-y="0.1835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67]" office:value-type="float" office:value="3212.12625348452">
            <text:p>3212.13</text:p>
          </table:table-cell>
          <table:table-cell table:formula="of:=[.D167]" office:value-type="float" office:value="0">
            <text:p>0</text:p>
          </table:table-cell>
          <table:table-cell table:formula="of:=[.E167]" office:value-type="float" office:value="0">
            <text:p>0</text:p>
          </table:table-cell>
          <table:table-cell table:formula="of:=[.F167]" office:value-type="float" office:value="5.34110418573393">
            <text:p>5.34</text:p>
          </table:table-cell>
          <table:table-cell table:formula="of:=[.G167]" office:value-type="float" office:value="0">
            <text:p>0</text:p>
          </table:table-cell>
          <table:table-cell table:formula="of:=[.H167]" office:value-type="float" office:value="1">
            <text:p>1</text:p>
          </table:table-cell>
          <table:table-cell table:formula="of:=[.I167]" office:value-type="float" office:value="0">
            <text:p>0</text:p>
          </table:table-cell>
          <table:table-cell table:formula="of:=[.J167]" office:value-type="float" office:value="0">
            <text:p>0</text:p>
          </table:table-cell>
          <table:table-cell table:formula="of:=[.K167]" office:value-type="float" office:value="10">
            <text:p>10</text:p>
          </table:table-cell>
          <table:table-cell table:formula="of:=[.L167]"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83]" office:value-type="string" office:string-value="T SCond. Tech.">
            <text:p>T SCond. Tech.</text:p>
          </table:table-cell>
          <table:table-cell table:style-name="ce16" office:value-type="string">
            <office:annotation draw:style-name="gr9" draw:text-style-name="P2" svg:width="2.5591in" svg:height="0.5457in" svg:x="2.6311in" svg:y="1.0744in" draw:caption-point-x="-0.2402in" draw:caption-point-y="0.183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68]" office:value-type="float" office:value="393.886312674226">
            <text:p>393.89</text:p>
          </table:table-cell>
          <table:table-cell table:formula="of:=[.D168]" office:value-type="float" office:value="0">
            <text:p>0</text:p>
          </table:table-cell>
          <table:table-cell table:formula="of:=[.E168]" office:value-type="float" office:value="0">
            <text:p>0</text:p>
          </table:table-cell>
          <table:table-cell table:formula="of:=[.F168]" office:value-type="float" office:value="4.41468531126333">
            <text:p>4.41</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84]"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81:.M181])"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visibility="filter">
          <table:table-cell table:formula="of:=[.A185]" office:value-type="string" office:string-value="T SCond. Tech.">
            <text:p>T SCond. Tech.</text:p>
          </table:table-cell>
          <table:table-cell table:style-name="ce15" office:value-type="string">
            <office:annotation draw:style-name="gr4" draw:text-style-name="P2" svg:width="1.1413in" svg:height="0.2346in" svg:x="2.6311in" svg:y="1.0744in" draw:caption-point-x="-0.2402in" draw:caption-point-y="0.1835in">
              <dc:creator>AŠ</dc:creator>
              <dc:date>2010-12-29T00:00:00</dc:date>
              <text:p text:style-name="P2"><text:span text:style-name="T1">Iki 100%</text:span></text:p>
            </office:annotation>
            <text:p>E gen mod</text:p>
          </table:table-cell>
          <table:table-cell office:value-type="float" office:value="0">
            <text:p>0</text:p>
          </table:table-cell>
          <table:table-cell table:formula="of:=[.D170]" office:value-type="float" office:value="10">
            <text:p>10</text:p>
          </table:table-cell>
          <table:table-cell table:number-columns-repeated="6"/>
          <table:table-cell table:formula="of:=[.K185]" office:value-type="float" office:value="10">
            <text:p>10</text:p>
          </table:table-cell>
          <table:table-cell table:formula="of:=[.L17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6]" office:value-type="string" office:string-value="T SCond. Tech.">
            <text:p>T SCond. Tech.</text:p>
          </table:table-cell>
          <table:table-cell table:style-name="ce15" office:value-type="string">
            <office:annotation draw:style-name="gr4" draw:text-style-name="P2" svg:width="1.1413in" svg:height="0.2346in" svg:x="2.6311in" svg:y="1.0744in" draw:caption-point-x="-0.2402in" draw:caption-point-y="0.1835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71]" office:value-type="float" office:value="20">
            <text:p>20</text:p>
          </table:table-cell>
          <table:table-cell table:number-columns-repeated="6"/>
          <table:table-cell table:formula="of:=[.K186]" office:value-type="float" office:value="10">
            <text:p>10</text:p>
          </table:table-cell>
          <table:table-cell table:formula="of:=[.L17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7]"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82:.M184];[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3" draw:text-style-name="P2" svg:width="1.9488in" svg:height="0.2346in" svg:x="2.6311in" svg:y="1.0744in" draw:caption-point-x="-0.2402in" draw:caption-point-y="0.1835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90]" office:value-type="string" office:string-value="T Collector t2">
            <text:p>T Collector t2</text:p>
          </table:table-cell>
          <table:table-cell table:style-name="ce15" office:value-type="string">
            <office:annotation draw:style-name="gr3" draw:text-style-name="P2" svg:width="2.0358in" svg:height="0.2346in" svg:x="2.6311in" svg:y="1.0744in" draw:caption-point-x="-0.2402in" draw:caption-point-y="0.1835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9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91]" office:value-type="string" office:string-value="T Collector t2">
            <text:p>T Collector t2</text:p>
          </table:table-cell>
          <table:table-cell table:style-name="ce15" office:value-type="string">
            <office:annotation draw:style-name="gr3" draw:text-style-name="P2" svg:width="1.9835in" svg:height="0.2346in" svg:x="2.6311in" svg:y="1.0744in" draw:caption-point-x="-0.2402in" draw:caption-point-y="0.1835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9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92]" office:value-type="string" office:string-value="T Collector t2">
            <text:p>T Collector t2</text:p>
          </table:table-cell>
          <table:table-cell table:style-name="ce16" office:value-type="string">
            <office:annotation draw:style-name="gr3" draw:text-style-name="P2" svg:width="1.8531in" svg:height="0.2346in" svg:x="2.6311in" svg:y="1.0744in" draw:caption-point-x="-0.2402in" draw:caption-point-y="0.1835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92]"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9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90:.M19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94]"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91:.M193];[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3" draw:text-style-name="P2" svg:width="1.8965in" svg:height="0.2346in" svg:x="2.6311in" svg:y="1.0744in" draw:caption-point-x="-0.2402in" draw:caption-point-y="0.1835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97]" office:value-type="string" office:string-value="T Collector t3">
            <text:p>T Collector t3</text:p>
          </table:table-cell>
          <table:table-cell table:style-name="ce15" office:value-type="string">
            <office:annotation draw:style-name="gr4" draw:text-style-name="P2" svg:width="1.1413in" svg:height="0.3902in" svg:x="2.6311in" svg:y="1.0744in" draw:caption-point-x="-0.2402in" draw:caption-point-y="0.1835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198]" office:value-type="string" office:string-value="T Collector t3">
            <text:p>T Collector t3</text:p>
          </table:table-cell>
          <table:table-cell table:style-name="ce15" office:value-type="string">
            <office:annotation draw:style-name="gr4" draw:text-style-name="P2" svg:width="1.1413in" svg:height="0.3902in" svg:x="2.6311in" svg:y="1.0744in" draw:caption-point-x="-0.2402in" draw:caption-point-y="0.1835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199]" office:value-type="string" office:string-value="T Collector t3">
            <text:p>T Collector t3</text:p>
          </table:table-cell>
          <table:table-cell table:style-name="ce16" office:value-type="string">
            <office:annotation draw:style-name="gr4" draw:text-style-name="P2" svg:width="1.1413in" svg:height="0.3902in" svg:x="2.6311in" svg:y="1.0744in" draw:caption-point-x="-0.2402in" draw:caption-point-y="0.1835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00]"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97:.M19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01]"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98:.M200];[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1.0744in" draw:caption-point-x="-0.2402in" draw:caption-point-y="0.1835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04]" office:value-type="string" office:string-value="T Zetium Extraction">
            <text:p>T Zetium Extraction</text:p>
          </table:table-cell>
          <table:table-cell table:style-name="ce15" office:value-type="string">
            <office:annotation draw:style-name="gr4" draw:text-style-name="P2" svg:width="1.1413in" svg:height="0.3902in" svg:x="2.6311in" svg:y="1.0744in" draw:caption-point-x="-0.2402in" draw:caption-point-y="0.1835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05]" office:value-type="string" office:string-value="T Zetium Extraction">
            <text:p>T Zetium Extraction</text:p>
          </table:table-cell>
          <table:table-cell table:style-name="ce15" office:value-type="string">
            <office:annotation draw:style-name="gr4" draw:text-style-name="P2" svg:width="1.1413in" svg:height="0.3902in" svg:x="2.6311in" svg:y="1.0744in" draw:caption-point-x="-0.2402in" draw:caption-point-y="0.1835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04:.M204])"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08]"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05:.M207];[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8" draw:text-style-name="P2" svg:width="2.785in" svg:height="0.8567in" svg:x="2.6311in" svg:y="1.0744in" draw:caption-point-x="-0.2402in" draw:caption-point-y="0.1835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65])"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81]" office:value-type="float" office:value="3">
            <text:p>3.0000</text:p>
          </table:table-cell>
          <table:table-cell table:number-columns-repeated="1011"/>
        </table:table-row>
        <table:table-row table:style-name="ro1" table:visibility="filter">
          <table:table-cell table:formula="of:=[.A211]" office:value-type="string" office:string-value="T Powd. Zet.">
            <text:p>T Powd. Zet.</text:p>
          </table:table-cell>
          <table:table-cell table:style-name="ce15" office:value-type="string">
            <office:annotation draw:style-name="gr9" draw:text-style-name="P2" svg:width="2.5417in" svg:height="0.5457in" svg:x="2.6311in" svg:y="1.0744in" draw:caption-point-x="-0.2402in" draw:caption-point-y="0.183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82]" office:value-type="float" office:value="1451.03156337113">
            <text:p>1451.03</text:p>
          </table:table-cell>
          <table:table-cell table:formula="of:=[.D182]" office:value-type="float" office:value="0">
            <text:p>0</text:p>
          </table:table-cell>
          <table:table-cell table:formula="of:=[.E182]" office:value-type="float" office:value="0">
            <text:p>0</text:p>
          </table:table-cell>
          <table:table-cell table:formula="of:=[.F182]" office:value-type="float" office:value="4.84134049898511">
            <text:p>4.84</text:p>
          </table:table-cell>
          <table:table-cell table:formula="of:=[.G182]" office:value-type="float" office:value="0">
            <text:p>0</text:p>
          </table:table-cell>
          <table:table-cell table:formula="of:=[.H182]" office:value-type="float" office:value="1">
            <text:p>1</text:p>
          </table:table-cell>
          <table:table-cell table:formula="of:=[.I182]" office:value-type="float" office:value="0">
            <text:p>0</text:p>
          </table:table-cell>
          <table:table-cell table:formula="of:=[.J182]" office:value-type="float" office:value="0">
            <text:p>0</text:p>
          </table:table-cell>
          <table:table-cell table:formula="of:=[.K182]" office:value-type="float" office:value="10">
            <text:p>10</text:p>
          </table:table-cell>
          <table:table-cell table:formula="of:=[.L182]"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12]" office:value-type="string" office:string-value="T Powd. Zet.">
            <text:p>T Powd. Zet.</text:p>
          </table:table-cell>
          <table:table-cell table:style-name="ce15" office:value-type="string">
            <office:annotation draw:style-name="gr9" draw:text-style-name="P2" svg:width="2.3941in" svg:height="0.5457in" svg:x="2.6311in" svg:y="1.0744in" draw:caption-point-x="-0.2402in" draw:caption-point-y="0.183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83]" office:value-type="float" office:value="3212.12625348452">
            <text:p>3212.13</text:p>
          </table:table-cell>
          <table:table-cell table:formula="of:=[.D183]" office:value-type="float" office:value="0">
            <text:p>0</text:p>
          </table:table-cell>
          <table:table-cell table:formula="of:=[.E183]" office:value-type="float" office:value="0">
            <text:p>0</text:p>
          </table:table-cell>
          <table:table-cell table:formula="of:=[.F183]" office:value-type="float" office:value="5.34110418573393">
            <text:p>5.34</text:p>
          </table:table-cell>
          <table:table-cell table:formula="of:=[.G183]" office:value-type="float" office:value="0">
            <text:p>0</text:p>
          </table:table-cell>
          <table:table-cell table:formula="of:=[.H183]" office:value-type="float" office:value="1">
            <text:p>1</text:p>
          </table:table-cell>
          <table:table-cell table:formula="of:=[.I183]" office:value-type="float" office:value="0">
            <text:p>0</text:p>
          </table:table-cell>
          <table:table-cell table:formula="of:=[.J183]" office:value-type="float" office:value="0">
            <text:p>0</text:p>
          </table:table-cell>
          <table:table-cell table:formula="of:=[.K183]" office:value-type="float" office:value="10">
            <text:p>10</text:p>
          </table:table-cell>
          <table:table-cell table:formula="of:=[.L183]"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13]" office:value-type="string" office:string-value="T Powd. Zet.">
            <text:p>T Powd. Zet.</text:p>
          </table:table-cell>
          <table:table-cell table:style-name="ce16" office:value-type="string">
            <office:annotation draw:style-name="gr8" draw:text-style-name="P2" svg:width="2.4114in" svg:height="0.8567in" svg:x="2.6311in" svg:y="1.0744in" draw:caption-point-x="-0.2402in" draw:caption-point-y="0.183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84]" office:value-type="float" office:value="393.886312674226">
            <text:p>393.89</text:p>
          </table:table-cell>
          <table:table-cell table:formula="of:=[.D184]" office:value-type="float" office:value="0">
            <text:p>0</text:p>
          </table:table-cell>
          <table:table-cell table:formula="of:=[.E184]" office:value-type="float" office:value="0">
            <text:p>0</text:p>
          </table:table-cell>
          <table:table-cell table:formula="of:=[.F184]" office:value-type="float" office:value="4.41468531126333">
            <text:p>4.41</text:p>
          </table:table-cell>
          <table:table-cell table:formula="of:=[.G184]" office:value-type="float" office:value="0">
            <text:p>0</text:p>
          </table:table-cell>
          <table:table-cell table:formula="of:=[.H184]" office:value-type="float" office:value="1">
            <text:p>1</text:p>
          </table:table-cell>
          <table:table-cell table:formula="of:=[.I184]" office:value-type="float" office:value="0">
            <text:p>0</text:p>
          </table:table-cell>
          <table:table-cell table:formula="of:=[.J184]" office:value-type="float" office:value="0">
            <text:p>0</text:p>
          </table:table-cell>
          <table:table-cell table:formula="of:=[.K184]" office:value-type="float" office:value="10">
            <text:p>10</text:p>
          </table:table-cell>
          <table:table-cell table:formula="of:=[.L18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14]"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11:.M211])"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15]" office:value-type="string" office:string-value="T Powd. Zet.">
            <text:p>T Powd. Zet.</text:p>
          </table:table-cell>
          <table:table-cell table:style-name="ce15" office:value-type="string">
            <office:annotation draw:style-name="gr4" draw:text-style-name="P2" svg:width="1.1413in" svg:height="0.2346in" svg:x="2.6311in" svg:y="1.0744in" draw:caption-point-x="-0.2402in" draw:caption-point-y="0.1835in">
              <dc:creator>AŠ</dc:creator>
              <dc:date>2010-12-29T00:00:00</dc:date>
              <text:p text:style-name="P2"><text:span text:style-name="T1">Iki 100%</text:span></text:p>
            </office:annotation>
            <text:p>Z gen mod</text:p>
          </table:table-cell>
          <table:table-cell table:formula="of:=[.C186]" office:value-type="float" office:value="0">
            <text:p>0</text:p>
          </table:table-cell>
          <table:table-cell table:formula="of:=[.D186]" office:value-type="float" office:value="10">
            <text:p>10</text:p>
          </table:table-cell>
          <table:table-cell table:formula="of:=[.E186]" office:value-type="float" office:value="0">
            <text:p>0</text:p>
          </table:table-cell>
          <table:table-cell table:formula="of:=[.F186]" office:value-type="float" office:value="0">
            <text:p>0</text:p>
          </table:table-cell>
          <table:table-cell table:formula="of:=[.G186]" office:value-type="float" office:value="0">
            <text:p>0</text:p>
          </table:table-cell>
          <table:table-cell table:formula="of:=[.H186]" office:value-type="float" office:value="0">
            <text:p>0</text:p>
          </table:table-cell>
          <table:table-cell table:formula="of:=[.I186]" office:value-type="float" office:value="0">
            <text:p>0</text:p>
          </table:table-cell>
          <table:table-cell table:formula="of:=[.J186]" office:value-type="float" office:value="0">
            <text:p>0</text:p>
          </table:table-cell>
          <table:table-cell table:formula="of:=[.K186]" office:value-type="float" office:value="10">
            <text:p>10</text:p>
          </table:table-cell>
          <table:table-cell table:formula="of:=[.L18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6]" office:value-type="string" office:string-value="T Powd. Zet.">
            <text:p>T Powd. Zet.</text:p>
          </table:table-cell>
          <table:table-cell table:style-name="ce15" office:value-type="string">
            <office:annotation draw:style-name="gr4" draw:text-style-name="P2" svg:width="1.1413in" svg:height="0.2346in" svg:x="2.6311in" svg:y="1.0744in" draw:caption-point-x="-0.2402in" draw:caption-point-y="0.1835in">
              <dc:creator>AŠ</dc:creator>
              <dc:date>2010-12-29T00:00:00</dc:date>
              <text:p text:style-name="P2"><text:span text:style-name="T1">Iki 200%</text:span></text:p>
            </office:annotation>
            <text:p>Z store mod</text:p>
          </table:table-cell>
          <table:table-cell table:formula="of:=[.C187]" office:value-type="float" office:value="0">
            <text:p>0</text:p>
          </table:table-cell>
          <table:table-cell table:formula="of:=[.D187]" office:value-type="float" office:value="20">
            <text:p>20</text:p>
          </table:table-cell>
          <table:table-cell table:formula="of:=[.E187]" office:value-type="float" office:value="0">
            <text:p>0</text:p>
          </table:table-cell>
          <table:table-cell table:formula="of:=[.F187]" office:value-type="float" office:value="0">
            <text:p>0</text:p>
          </table:table-cell>
          <table:table-cell table:formula="of:=[.G187]" office:value-type="float" office:value="0">
            <text:p>0</text:p>
          </table:table-cell>
          <table:table-cell table:formula="of:=[.H187]" office:value-type="float" office:value="0">
            <text:p>0</text:p>
          </table:table-cell>
          <table:table-cell table:formula="of:=[.I187]" office:value-type="float" office:value="0">
            <text:p>0</text:p>
          </table:table-cell>
          <table:table-cell table:formula="of:=[.J187]" office:value-type="float" office:value="0">
            <text:p>0</text:p>
          </table:table-cell>
          <table:table-cell table:formula="of:=[.K187]" office:value-type="float" office:value="10">
            <text:p>10</text:p>
          </table:table-cell>
          <table:table-cell table:formula="of:=[.L18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7]"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12:.M214];[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3" draw:text-style-name="P2" svg:width="2.2008in" svg:height="0.2346in" svg:x="2.6311in" svg:y="1.0744in" draw:caption-point-x="-0.2402in" draw:caption-point-y="0.1835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20]" office:value-type="string" office:string-value="T Zex t2">
            <text:p>T Zex t2</text:p>
          </table:table-cell>
          <table:table-cell table:style-name="ce15" office:value-type="string">
            <office:annotation draw:style-name="gr3" draw:text-style-name="P2" svg:width="2.2008in" svg:height="0.2346in" svg:x="2.6311in" svg:y="1.0744in" draw:caption-point-x="-0.2402in" draw:caption-point-y="0.1835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20]"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21]" office:value-type="string" office:string-value="T Zex t2">
            <text:p>T Zex t2</text:p>
          </table:table-cell>
          <table:table-cell table:style-name="ce15" office:value-type="string">
            <office:annotation draw:style-name="gr3" draw:text-style-name="P2" svg:width="2.0445in" svg:height="0.2346in" svg:x="2.6311in" svg:y="1.0744in" draw:caption-point-x="-0.2402in" draw:caption-point-y="0.1835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21]"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22]" office:value-type="string" office:string-value="T Zex t2">
            <text:p>T Zex t2</text:p>
          </table:table-cell>
          <table:table-cell table:style-name="ce16" office:value-type="string">
            <office:annotation draw:style-name="gr3" draw:text-style-name="P2" svg:width="1.8878in" svg:height="0.2346in" svg:x="2.6311in" svg:y="1.0744in" draw:caption-point-x="-0.2402in" draw:caption-point-y="0.1835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22]"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23]"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20:.M220])"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24]"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21:.M223];[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5" draw:text-style-name="P2" svg:width="2.3484in" svg:height="0.3902in" svg:x="2.6311in" svg:y="1.0744in" draw:caption-point-x="-0.2402in" draw:caption-point-y="0.1835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27:.M227])"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33]"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28:.M230];[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5" draw:text-style-name="P2" svg:width="2.3484in" svg:height="0.3902in" svg:x="2.6311in" svg:y="1.0744in" draw:caption-point-x="-0.2402in" draw:caption-point-y="0.1835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6]"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7]"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8]"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9]"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Seeker">
            <text:p>T Seeker</text:p>
          </table:table-cell>
          <table:table-cell office:value-type="string">
            <text:p>scientists min</text:p>
          </table:table-cell>
          <table:table-cell table:number-matrix-columns-spanned="11" table:number-matrix-rows-spanned="1" table:formula="of:=RESEARCHTIME([.C236:.M236])"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42]"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37:.M239];[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7]"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0]" office:value-type="string" office:string-value="T Shocker">
            <text:p>T Shocker</text:p>
          </table:table-cell>
          <table:table-cell office:value-type="string">
            <text:p>scientists min</text:p>
          </table:table-cell>
          <table:table-cell table:number-matrix-columns-spanned="11" table:number-matrix-rows-spanned="1" table:formula="of:=RESEARCHTIME([.C245:.M245])"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51]"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46:.M248];[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4]"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8]"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54:.M254])"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59]"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55:.M25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54:.L259]"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4]" office:value-type="float" office:value="1">
            <text:p>1.0000</text:p>
          </table:table-cell>
          <table:table-cell table:number-columns-repeated="1011"/>
        </table:table-row>
        <table:table-row table:style-name="ro1" table:visibility="filter">
          <table:table-cell table:formula="of:=[.A262]"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5]" office:value-type="float" office:value="1">
            <text:p>1.0000</text:p>
          </table:table-cell>
          <table:table-cell table:number-columns-repeated="1011"/>
        </table:table-row>
        <table:table-row table:style-name="ro1" table:visibility="filter">
          <table:table-cell table:formula="of:=[.A263]"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6]" office:value-type="float" office:value="1">
            <text:p>1.0000</text:p>
          </table:table-cell>
          <table:table-cell table:number-columns-repeated="1011"/>
        </table:table-row>
        <table:table-row table:style-name="ro1" table:visibility="filter">
          <table:table-cell table:formula="of:=[.A264]"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7]" office:value-type="float" office:value="1">
            <text:p>1.0000</text:p>
          </table:table-cell>
          <table:table-cell table:number-columns-repeated="1011"/>
        </table:table-row>
        <table:table-row table:style-name="ro1" table:visibility="filter">
          <table:table-cell table:formula="of:=[.A265]" office:value-type="string" office:string-value="T HV Charges">
            <text:p>T HV Charges</text:p>
          </table:table-cell>
          <table:table-cell table:style-name="ce16" office:value-type="string">
            <office:annotation draw:style-name="gr4" draw:text-style-name="P2" svg:width="1.1413in" svg:height="0.2346in" svg:x="2.6311in" svg:y="1.0744in" draw:caption-point-x="-0.2402in" draw:caption-point-y="0.1835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8]*2" office:value-type="float" office:value="2">
            <text:p>2.0000</text:p>
          </table:table-cell>
          <table:table-cell table:number-columns-repeated="1011"/>
        </table:table-row>
        <table:table-row table:style-name="ro1" table:visibility="filter">
          <table:table-cell table:formula="of:=[.A266]"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9]" office:value-type="float" office:value="0.00333333333333333">
            <text:p>0.0033</text:p>
          </table:table-cell>
          <table:table-cell table:number-columns-repeated="1011"/>
        </table:table-row>
        <table:table-row table:style-name="ro1" table:visibility="filter">
          <table:table-cell table:formula="of:=[.A267]"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63:.M265];[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1.0744in" draw:caption-point-x="-0.2402in" draw:caption-point-y="0.1835in">
              <dc:creator>AŠ</dc:creator>
              <dc:date>2011-01-25T00:00:00</dc:date>
              <text:p text:style-name="P2"><text:span text:style-name="T1">MDH X 60%</text:span></text:p>
            </office:annotation>
            <text:p>time</text:p>
          </table:table-cell>
          <table:table-cell table:number-matrix-columns-spanned="10" table:number-matrix-rows-spanned="4" table:formula="of:=[.C428:.L43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70]"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0]" office:value-type="float" office:value="0.6">
            <text:p>0.6000</text:p>
          </table:table-cell>
          <table:table-cell table:number-columns-repeated="1011"/>
        </table:table-row>
        <table:table-row table:style-name="ro1" table:visibility="filter">
          <table:table-cell table:formula="of:=[.A271]"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1]" office:value-type="float" office:value="0.6">
            <text:p>0.6000</text:p>
          </table:table-cell>
          <table:table-cell table:number-columns-repeated="1011"/>
        </table:table-row>
        <table:table-row table:style-name="ro1" table:visibility="filter">
          <table:table-cell table:formula="of:=[.A272]"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2]" office:value-type="float" office:value="0.6">
            <text:p>0.6000</text:p>
          </table:table-cell>
          <table:table-cell table:number-columns-repeated="1011"/>
        </table:table-row>
        <table:table-row table:style-name="ro1" table:visibility="filter">
          <table:table-cell table:formula="of:=[.A273]" office:value-type="string" office:string-value="T Crane">
            <text:p>T Crane</text:p>
          </table:table-cell>
          <table:table-cell table:style-name="ce16" office:value-type="string">
            <text:p>scientists min</text:p>
          </table:table-cell>
          <table:table-cell table:number-matrix-columns-spanned="10" table:number-matrix-rows-spanned="1" table:formula="of:=[.C434:.L43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3]*[.M434]" office:value-type="float" office:value="0.002">
            <text:p>0.0020</text:p>
          </table:table-cell>
          <table:table-cell table:number-columns-repeated="1011"/>
        </table:table-row>
        <table:table-row table:style-name="ro1" table:visibility="filter">
          <table:table-cell table:formula="of:=[.A274]"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1.1413in" svg:height="0.3902in" svg:x="2.6311in" svg:y="1.0744in" draw:caption-point-x="-0.2402in" draw:caption-point-y="0.1835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table-cell table:formula="of:=[.A277]"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table-cell table:formula="of:=[.A278]"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79]"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80]"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1]"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78:.M280];[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2.1453in" draw:caption-point-x="-0.2402in" draw:caption-point-y="0.1878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84]"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visibility="filter">
          <table:table-cell table:formula="of:=[.A285]"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visibility="filter">
          <table:table-cell table:formula="of:=[.A286]"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86]" office:value-type="float" office:value="1">
            <text:p>1</text:p>
          </table:table-cell>
          <table:table-cell/>
          <table:table-cell table:style-name="ce24" table:formula="of:=[.M286]" office:value-type="float" office:value="3">
            <text:p>3.0000</text:p>
          </table:table-cell>
          <table:table-cell table:number-columns-repeated="1011"/>
        </table:table-row>
        <table:table-row table:style-name="ro1" table:visibility="filter">
          <table:table-cell table:formula="of:=[.A287]"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8]"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85:.M287];[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2.1453in" draw:caption-point-x="-0.2402in" draw:caption-point-y="0.1878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91]"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91]" office:value-type="float" office:value="1">
            <text:p>1</text:p>
          </table:table-cell>
          <table:table-cell/>
          <table:table-cell table:style-name="ce24" table:formula="of:=[.M291]" office:value-type="float" office:value="3">
            <text:p>3.0000</text:p>
          </table:table-cell>
          <table:table-cell table:number-columns-repeated="1011"/>
        </table:table-row>
        <table:table-row table:style-name="ro1" table:visibility="filter">
          <table:table-cell table:formula="of:=[.A292]"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92]" office:value-type="float" office:value="1">
            <text:p>1</text:p>
          </table:table-cell>
          <table:table-cell/>
          <table:table-cell table:style-name="ce24" table:formula="of:=[.M292]" office:value-type="float" office:value="3">
            <text:p>3.0000</text:p>
          </table:table-cell>
          <table:table-cell table:number-columns-repeated="1011"/>
        </table:table-row>
        <table:table-row table:style-name="ro1" table:visibility="filter">
          <table:table-cell table:formula="of:=[.A293]"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93]" office:value-type="float" office:value="1">
            <text:p>1</text:p>
          </table:table-cell>
          <table:table-cell/>
          <table:table-cell table:style-name="ce24" table:formula="of:=[.M293]" office:value-type="float" office:value="3">
            <text:p>3.0000</text:p>
          </table:table-cell>
          <table:table-cell table:number-columns-repeated="1011"/>
        </table:table-row>
        <table:table-row table:style-name="ro1" table:visibility="filter">
          <table:table-cell table:formula="of:=[.A294]"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91:.M291])"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95]"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92:.M294];[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2.1453in" draw:caption-point-x="-0.2402in" draw:caption-point-y="0.1878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98]"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98]" office:value-type="float" office:value="1">
            <text:p>1</text:p>
          </table:table-cell>
          <table:table-cell/>
          <table:table-cell table:style-name="ce24" table:formula="of:=[.M298]" office:value-type="float" office:value="3">
            <text:p>3.0000</text:p>
          </table:table-cell>
          <table:table-cell table:number-columns-repeated="1011"/>
        </table:table-row>
        <table:table-row table:style-name="ro1" table:visibility="filter">
          <table:table-cell table:formula="of:=[.A299]"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99]" office:value-type="float" office:value="1">
            <text:p>1</text:p>
          </table:table-cell>
          <table:table-cell/>
          <table:table-cell table:style-name="ce24" table:formula="of:=[.M299]" office:value-type="float" office:value="3">
            <text:p>3.0000</text:p>
          </table:table-cell>
          <table:table-cell table:number-columns-repeated="1011"/>
        </table:table-row>
        <table:table-row table:style-name="ro1" table:visibility="filter">
          <table:table-cell table:formula="of:=[.A300]"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300]" office:value-type="float" office:value="1">
            <text:p>1</text:p>
          </table:table-cell>
          <table:table-cell/>
          <table:table-cell table:style-name="ce24" table:formula="of:=[.M300]" office:value-type="float" office:value="3">
            <text:p>3.0000</text:p>
          </table:table-cell>
          <table:table-cell table:number-columns-repeated="1011"/>
        </table:table-row>
        <table:table-row table:style-name="ro1" table:visibility="filter">
          <table:table-cell table:formula="of:=[.A301]"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98:.M298])"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02]"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99:.M301];[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5" draw:text-style-name="P2" svg:width="2.4787in" svg:height="0.3902in" svg:x="2.6311in" svg:y="2.1453in" draw:caption-point-x="-0.2402in" draw:caption-point-y="0.1878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30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5]" office:value-type="float" office:value="1">
            <text:p>1</text:p>
          </table:table-cell>
          <table:table-cell/>
          <table:table-cell table:style-name="ce24" table:formula="of:=[.M305]" office:value-type="float" office:value="0.4">
            <text:p>0.4000</text:p>
          </table:table-cell>
          <table:table-cell table:number-columns-repeated="1011"/>
        </table:table-row>
        <table:table-row table:style-name="ro1" table:visibility="filter">
          <table:table-cell table:formula="of:=[.A30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6]" office:value-type="float" office:value="1">
            <text:p>1</text:p>
          </table:table-cell>
          <table:table-cell/>
          <table:table-cell table:style-name="ce24" table:formula="of:=[.M306]" office:value-type="float" office:value="0.4">
            <text:p>0.4000</text:p>
          </table:table-cell>
          <table:table-cell table:number-columns-repeated="1011"/>
        </table:table-row>
        <table:table-row table:style-name="ro1" table:visibility="filter">
          <table:table-cell table:formula="of:=[.A30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7]" office:value-type="float" office:value="1">
            <text:p>1</text:p>
          </table:table-cell>
          <table:table-cell/>
          <table:table-cell table:style-name="ce24" table:formula="of:=[.M307]" office:value-type="float" office:value="0.4">
            <text:p>0.4000</text:p>
          </table:table-cell>
          <table:table-cell table:number-columns-repeated="1011"/>
        </table:table-row>
        <table:table-row table:style-name="ro1" table:visibility="filter">
          <table:table-cell table:formula="of:=[.A30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05:.M30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309]"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06:.M308];[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1.9661in" draw:caption-point-x="-0.2402in" draw:caption-point-y="0.3669in">
              <dc:creator>AŠ</dc:creator>
              <dc:date>2011-06-16T00:00:00</dc:date>
              <text:p text:style-name="P2"><text:span text:style-name="T1">Kainos pagal išgavimo greičius.</text:span></text:p>
            </office:annotation>
            <text:p>metal cost</text:p>
          </table:table-cell>
          <table:table-cell table:style-name="ce25" table:formula="of:=SUPERFORMULA([.K3];[.C3:.M3])*SDAYS([.O313])" office:value-type="float" office:value="24319.2788894754">
            <text:p>24319.28</text:p>
          </table:table-cell>
          <table:table-cell table:formula="of:=[.C313]*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1.9661in" draw:caption-point-x="-0.2402in" draw:caption-point-y="0.3669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313])" office:value-type="float" office:value="54077.1155579016">
            <text:p>54077.12</text:p>
          </table:table-cell>
          <table:table-cell table:formula="of:=[.C314]*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313])" office:value-type="float" office:value="6591.85577789508">
            <text:p>6591.86</text:p>
          </table:table-cell>
          <table:table-cell table:formula="of:=[.C315]*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12:.M312])"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13:.M315];[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0]"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1]"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2]"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20:.M32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6]"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21:.M323];[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9]"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5]"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30:.M332];[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8]"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9]"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0]"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2]"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38:.M338])"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44]"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39:.M341];[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47] * 60 * [.$P$347]; [.O347] * 60 * [.$Q$347];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624in" svg:y="2.1445in" draw:caption-point-x="-0.2402in" draw:caption-point-y="0.188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2.1445in" draw:caption-point-x="-0.2402in" draw:caption-point-y="0.188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2.1445in" draw:caption-point-x="-0.2402in" draw:caption-point-y="0.188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48] * [.$P$347]; [.O348] * [.$Q$347]; [.$K$347])"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624in" svg:y="2.1445in" draw:caption-point-x="-0.2402in" draw:caption-point-y="0.188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49] * [.$P$347]; [.O349] * [.$Q$347]; [.$K$347])"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624in" svg:y="2.1445in" draw:caption-point-x="-0.2402in" draw:caption-point-y="0.188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50] * [.$P$347]; [.O350] * [.$Q$347]; [.$K$347])"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2.1445in" draw:caption-point-x="-0.2402in" draw:caption-point-y="0.1886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624in" svg:y="2.1445in" draw:caption-point-x="-0.2402in" draw:caption-point-y="0.188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1" draw:text-style-name="P2" svg:width="2.2354in" svg:height="0.9142in" svg:x="2.6311in" svg:y="2.1445in" draw:caption-point-x="-0.2402in" draw:caption-point-y="0.188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47]"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47:.M34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2]"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48:.M350];[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5]"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55:.M35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61]"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56:.M35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4]"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5]"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8]"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64:.M36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70]"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65:.M36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1445in" draw:caption-point-x="-0.2402in" draw:caption-point-y="0.1886in">
              <dc:creator>AŠ</dc:creator>
              <dc:date>2011-04-04T00:00:00</dc:date>
              <text:p text:style-name="P2"><text:span text:style-name="T1">1,5x Crow time</text:span></text:p>
            </office:annotation>
            <text:p>time</text:p>
          </table:table-cell>
          <table:table-cell table:style-name="ce25" table:formula="of:=[.C320]*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3]" office:value-type="string" office:string-value="T Jumper">
            <text:p>T Jumper</text:p>
          </table:table-cell>
          <table:table-cell table:style-name="ce15" office:value-type="string">
            <office:annotation draw:style-name="gr4" draw:text-style-name="P2" svg:width="1.1413in" svg:height="0.7012in" svg:x="2.6311in" svg:y="2.1445in" draw:caption-point-x="-0.2402in" draw:caption-point-y="0.188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7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4]"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74]"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5]"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7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6]" office:value-type="string" office:string-value="T Jumper">
            <text:p>T Jumper</text:p>
          </table:table-cell>
          <table:table-cell table:style-name="ce16" office:value-type="string">
            <office:annotation draw:style-name="gr4" draw:text-style-name="P2" svg:width="1.1413in" svg:height="0.3902in" svg:x="2.6311in" svg:y="2.1445in" draw:caption-point-x="-0.2402in" draw:caption-point-y="0.1886in">
              <dc:creator>AŠ</dc:creator>
              <dc:date>2011-04-04T00:00:00</dc:date>
              <text:p text:style-name="P2"><text:span text:style-name="T1">1,5x Crow scientists</text:span></text:p>
            </office:annotation>
            <text:p>scientists min</text:p>
          </table:table-cell>
          <table:table-cell table:style-name="ce25" table:formula="of:=[.C326]*[.M326]*1.5" office:value-type="float" office:value="118.125">
            <text:p>118.13</text:p>
          </table:table-cell>
          <table:table-cell table:number-columns-repeated="7"/>
          <table:table-cell table:formula="of:=[.K376]"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377]"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74:.M37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4]"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80:.M38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85]"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81:.M38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80:.L38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0]" office:value-type="float" office:value="1">
            <text:p>1.0000</text:p>
          </table:table-cell>
          <table:table-cell table:number-columns-repeated="1011"/>
        </table:table-row>
        <table:table-row table:style-name="ro1" table:visibility="filter">
          <table:table-cell table:formula="of:=[.A388]"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1]" office:value-type="float" office:value="1">
            <text:p>1.0000</text:p>
          </table:table-cell>
          <table:table-cell table:number-columns-repeated="1011"/>
        </table:table-row>
        <table:table-row table:style-name="ro1" table:visibility="filter">
          <table:table-cell table:formula="of:=[.A389]"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2]" office:value-type="float" office:value="1">
            <text:p>1.0000</text:p>
          </table:table-cell>
          <table:table-cell table:number-columns-repeated="1011"/>
        </table:table-row>
        <table:table-row table:style-name="ro1" table:visibility="filter">
          <table:table-cell table:formula="of:=[.A390]"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3]" office:value-type="float" office:value="1">
            <text:p>1.0000</text:p>
          </table:table-cell>
          <table:table-cell table:number-columns-repeated="1011"/>
        </table:table-row>
        <table:table-row table:style-name="ro1" table:visibility="filter">
          <table:table-cell table:formula="of:=[.A391]" office:value-type="string" office:string-value="T Ships Damage">
            <text:p>T Ships Damage</text:p>
          </table:table-cell>
          <table:table-cell table:style-name="ce16" office:value-type="string">
            <office:annotation draw:style-name="gr4" draw:text-style-name="P2" svg:width="1.1413in" svg:height="0.2346in" svg:x="2.6311in" svg:y="2.1445in" draw:caption-point-x="-0.2402in" draw:caption-point-y="0.1886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4]*2" office:value-type="float" office:value="2">
            <text:p>2.0000</text:p>
          </table:table-cell>
          <table:table-cell table:number-columns-repeated="1011"/>
        </table:table-row>
        <table:table-row table:style-name="ro1" table:visibility="filter">
          <table:table-cell table:formula="of:=[.A392]"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5]" office:value-type="float" office:value="0.00333333333333333">
            <text:p>0.0033</text:p>
          </table:table-cell>
          <table:table-cell table:number-columns-repeated="1011"/>
        </table:table-row>
        <table:table-row table:style-name="ro1" table:visibility="filter">
          <table:table-cell table:formula="of:=[.A393]"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89:.M39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1445in" draw:caption-point-x="-0.2402in" draw:caption-point-y="0.188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96]"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6]" office:value-type="float" office:value="1">
            <text:p>1</text:p>
          </table:table-cell>
          <table:table-cell/>
          <table:table-cell table:style-name="ce24" table:formula="of:=[.M396]" office:value-type="float" office:value="0.8">
            <text:p>0.8000</text:p>
          </table:table-cell>
          <table:table-cell table:number-columns-repeated="1011"/>
        </table:table-row>
        <table:table-row table:style-name="ro1" table:visibility="filter">
          <table:table-cell table:formula="of:=[.A397]"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7]" office:value-type="float" office:value="1">
            <text:p>1</text:p>
          </table:table-cell>
          <table:table-cell/>
          <table:table-cell table:style-name="ce24" table:formula="of:=[.M397]" office:value-type="float" office:value="0.8">
            <text:p>0.8000</text:p>
          </table:table-cell>
          <table:table-cell table:number-columns-repeated="1011"/>
        </table:table-row>
        <table:table-row table:style-name="ro1" table:visibility="filter">
          <table:table-cell table:formula="of:=[.A398]"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8]" office:value-type="float" office:value="1">
            <text:p>1</text:p>
          </table:table-cell>
          <table:table-cell/>
          <table:table-cell table:style-name="ce24" table:formula="of:=[.M398]" office:value-type="float" office:value="0.8">
            <text:p>0.8000</text:p>
          </table:table-cell>
          <table:table-cell table:number-columns-repeated="1011"/>
        </table:table-row>
        <table:table-row table:style-name="ro1" table:visibility="filter">
          <table:table-cell table:formula="of:=[.A399]"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96:.M39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400]"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97:.M39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3]"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5]"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6]"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7]"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03:.M40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08]"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04:.M40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403:.L40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3]" office:value-type="float" office:value="1">
            <text:p>1.0000</text:p>
          </table:table-cell>
          <table:table-cell table:number-columns-repeated="1011"/>
        </table:table-row>
        <table:table-row table:style-name="ro1" table:visibility="filter">
          <table:table-cell table:formula="of:=[.A411]"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4]" office:value-type="float" office:value="1">
            <text:p>1.0000</text:p>
          </table:table-cell>
          <table:table-cell table:number-columns-repeated="1011"/>
        </table:table-row>
        <table:table-row table:style-name="ro1" table:visibility="filter">
          <table:table-cell table:formula="of:=[.A412]"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5]" office:value-type="float" office:value="1">
            <text:p>1.0000</text:p>
          </table:table-cell>
          <table:table-cell table:number-columns-repeated="1011"/>
        </table:table-row>
        <table:table-row table:style-name="ro1" table:visibility="filter">
          <table:table-cell table:formula="of:=[.A413]"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6]" office:value-type="float" office:value="1">
            <text:p>1.0000</text:p>
          </table:table-cell>
          <table:table-cell table:number-columns-repeated="1011"/>
        </table:table-row>
        <table:table-row table:style-name="ro1" table:visibility="filter">
          <table:table-cell table:formula="of:=[.A414]" office:value-type="string" office:string-value="T Tanks Damage">
            <text:p>T Tanks Damage</text:p>
          </table:table-cell>
          <table:table-cell table:style-name="ce16" office:value-type="string">
            <office:annotation draw:style-name="gr4" draw:text-style-name="P2" svg:width="1.1413in" svg:height="0.2346in" svg:x="2.6311in" svg:y="2.1445in" draw:caption-point-x="-0.2402in" draw:caption-point-y="0.188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7]*2" office:value-type="float" office:value="2">
            <text:p>2.0000</text:p>
          </table:table-cell>
          <table:table-cell table:number-columns-repeated="1011"/>
        </table:table-row>
        <table:table-row table:style-name="ro1" table:visibility="filter">
          <table:table-cell table:formula="of:=[.A415]"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8]" office:value-type="float" office:value="0.00333333333333333">
            <text:p>0.0033</text:p>
          </table:table-cell>
          <table:table-cell table:number-columns-repeated="1011"/>
        </table:table-row>
        <table:table-row table:style-name="ro1" table:visibility="filter">
          <table:table-cell table:formula="of:=[.A416]"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12:.M41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19:.M41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5]"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20:.M42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9]/[.O428];[Units.R59]/[.O428];[Units.S59]/[.O428];[Units.T59]/[.O42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624in" svg:y="1.7335in" draw:caption-point-x="-0.2402in" draw:caption-point-y="0.5996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28]"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9]"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0]"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32]"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28:.M42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34]"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29:.M43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9]"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1]"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37:.M43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3]"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38:.M44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46:.M44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47:.M44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1"/>
          <table:table-cell table:number-columns-repeated="1011"/>
        </table:table-row>
        <table:table-row table:style-name="ro8">
          <table:table-cell table:style-name="ce7" office:value-type="string">
            <text:p>table_end</text:p>
          </table:table-cell>
          <table:table-cell table:style-name="ce18" table:number-columns-repeated="10"/>
          <table:table-cell table:style-name="ce50"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draw:control table:end-cell-address="Main.L464" table:end-x="0.7677in" table:end-y="0.0035in" draw:z-index="1" draw:text-style-name="P3" svg:width="1.6693in" svg:height="0.2429in" svg:x="0.339in" svg:y="0.1272in"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ousing</text:p>
          </table:table-cell>
          <table:covered-table-cell table:number-columns-repeated="3" table:style-name="ce28"/>
          <table:table-cell table:style-name="ce34" table:content-validation-name="val2" office:value-type="string" table:number-columns-spanned="4" table:number-rows-spanned="1">
            <text:p>population</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Radar</text:p>
          </table:table-cell>
          <table:covered-table-cell table:number-columns-repeated="3" table:style-name="ce17"/>
          <table:table-cell table:style-name="ce35" table:content-validation-name="val2" office:value-type="string" table:number-columns-spanned="4" table:number-rows-spanned="1">
            <text:p>zetium cost</text:p>
          </table:table-cell>
          <table:covered-table-cell table:style-name="ce17"/>
          <table:covered-table-cell table:style-name="ce39"/>
          <table:covered-table-cell table:style-name="ce44"/>
          <table:table-cell table:style-name="ce40">
            <draw:control table:end-cell-address="Main.L466" table:end-x="0.8543in" table:end-y="0.0854in" draw:z-index="2" draw:text-style-name="P3" svg:width="1.7469in" svg:height="0.2748in" svg:x="0.348in" svg:y="0.1772in"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59]; [.B463];[.F463])" office:value-type="float" office:value="0">
            <text:p>0</text:p>
          </table:table-cell>
          <table:table-cell table:style-name="ce22" office:value-type="float" office:value="70">
            <text:p>70</text:p>
          </table:table-cell>
          <table:table-cell table:style-name="ce22" office:value-type="float" office:value="0">
            <text:p>0</text:p>
          </table:table-cell>
          <table:table-cell table:style-name="ce22" office:value-type="float" office:value="2">
            <text:p>2</text:p>
          </table:table-cell>
          <table:table-cell table:style-name="ce22" office:value-type="float" office:value="0">
            <text:p>0</text:p>
          </table:table-cell>
          <table:table-cell table:style-name="ce37" office:value-type="float" office:value="-5">
            <text:p>-5</text:p>
          </table:table-cell>
          <table:table-cell table:style-name="ce22" office:value-type="float" office:value="0">
            <text:p>0</text:p>
          </table:table-cell>
          <table:table-cell table:style-name="ce37" office:value-type="float" office:value="0">
            <text:p>0</text:p>
          </table:table-cell>
          <table:table-cell table:style-name="ce45" office:value-type="float" office:value="7">
            <text:p>7</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7]" office:value-type="float" office:value="0">
            <text:p>0</text:p>
          </table:table-cell>
          <table:table-cell table:style-name="ce30" table:formula="of:=SFLINEAR([.$A468]; [.$C$467]; [.$D$467])" office:value-type="float" office:value="70">
            <text:p>70.000</text:p>
          </table:table-cell>
          <table:table-cell/>
          <table:table-cell table:formula="of:=SFPOWER([.$A468]; [.$E$467]; [.$F$467]; [.$G$467])" office:value-type="float" office:value="-5">
            <text:p>-5</text:p>
          </table:table-cell>
          <table:table-cell table:number-columns-repeated="2"/>
          <table:table-cell table:formula="of:=SFEXP([.$A468]; [.$H$467]; [.$I$467])" office:value-type="float" office:value="0">
            <text:p>0</text:p>
          </table:table-cell>
          <table:table-cell table:number-columns-repeated="2"/>
          <table:table-cell table:style-name="ce47" table:formula="of:=SFJOIN([.B468];[.C468];[.E468];[.H468];[.$L$467]) * IF([.$K$467] = &quot;level&quot;; [.A468]; 1)" office:value-type="float" office:value="65">
            <text:p>65.0000</text:p>
          </table:table-cell>
          <table:table-cell table:style-name="ce47" table:formula="of:=IF([.$K$467]=1; [.$K468]*60; [.$K468]/60)" office:value-type="float" office:value="1.08333333333333">
            <text:p>1.0833</text:p>
          </table:table-cell>
          <table:table-cell table:style-name="ce52" table:formula="of:=IF([.$K$467]=1; [.$K468]*60*60; [.$K468]/60/60)" office:value-type="float" office:value="0.0180555555555556">
            <text:p>0.0181</text:p>
          </table:table-cell>
          <table:table-cell table:style-name="ce52" table:formula="of:=IF([.$K$467]=1; [.$K468]*60*60*24; [.$K468]/60/60/24)" office:value-type="float" office:value="0.000752314814814815">
            <text:p>0.0008</text:p>
          </table:table-cell>
          <table:table-cell table:number-columns-repeated="1010"/>
        </table:table-row>
        <table:table-row table:style-name="ro1">
          <table:table-cell table:style-name="ce12" office:value-type="string">
            <text:p>2</text:p>
          </table:table-cell>
          <table:table-cell table:formula="of:=[.$B$467]" office:value-type="float" office:value="0">
            <text:p>0</text:p>
          </table:table-cell>
          <table:table-cell table:style-name="ce30" table:formula="of:=SFLINEAR([.$A469]; [.$C$467]; [.$D$467])" office:value-type="float" office:value="140">
            <text:p>140.000</text:p>
          </table:table-cell>
          <table:table-cell/>
          <table:table-cell table:formula="of:=SFPOWER([.$A469]; [.$E$467]; [.$F$467]; [.$G$467])" office:value-type="float" office:value="-20">
            <text:p>-20</text:p>
          </table:table-cell>
          <table:table-cell table:number-columns-repeated="2"/>
          <table:table-cell table:formula="of:=SFEXP([.$A469]; [.$H$467]; [.$I$467])" office:value-type="float" office:value="0">
            <text:p>0</text:p>
          </table:table-cell>
          <table:table-cell table:number-columns-repeated="2"/>
          <table:table-cell table:style-name="ce47" table:formula="of:=SFJOIN([.B469];[.C469];[.E469];[.H469];[.$L$467]) * IF([.$K$467] = &quot;level&quot;; [.A469]; 1)" office:value-type="float" office:value="120">
            <text:p>120.0000</text:p>
          </table:table-cell>
          <table:table-cell table:style-name="ce47" table:formula="of:=IF([.$K$467]=1; [.$K469]*60; [.$K469]/60)" office:value-type="float" office:value="2">
            <text:p>2.0000</text:p>
          </table:table-cell>
          <table:table-cell table:style-name="ce52" table:formula="of:=IF([.$K$467]=1; [.$K469]*60*60; [.$K469]/60/60)" office:value-type="float" office:value="0.0333333333333333">
            <text:p>0.0333</text:p>
          </table:table-cell>
          <table:table-cell table:style-name="ce52" table:formula="of:=IF([.$K$467]=1; [.$K469]*60*60*24; [.$K469]/60/60/24)" office:value-type="float" office:value="0.00138888888888889">
            <text:p>0.0014</text:p>
          </table:table-cell>
          <table:table-cell table:formula="of:=[.K469]/[.K468]" office:value-type="float" office:value="1.84615384615385">
            <text:p>1.85</text:p>
          </table:table-cell>
          <table:table-cell table:number-columns-repeated="1009"/>
        </table:table-row>
        <table:table-row table:style-name="ro1">
          <table:table-cell table:style-name="ce12" office:value-type="string">
            <text:p>3</text:p>
          </table:table-cell>
          <table:table-cell table:formula="of:=[.$B$467]" office:value-type="float" office:value="0">
            <text:p>0</text:p>
          </table:table-cell>
          <table:table-cell table:style-name="ce30" table:formula="of:=SFLINEAR([.$A470]; [.$C$467]; [.$D$467])" office:value-type="float" office:value="210">
            <text:p>210.000</text:p>
          </table:table-cell>
          <table:table-cell/>
          <table:table-cell table:formula="of:=SFPOWER([.$A470]; [.$E$467]; [.$F$467]; [.$G$467])" office:value-type="float" office:value="-45">
            <text:p>-45</text:p>
          </table:table-cell>
          <table:table-cell table:number-columns-repeated="2"/>
          <table:table-cell table:formula="of:=SFEXP([.$A470]; [.$H$467]; [.$I$467])" office:value-type="float" office:value="0">
            <text:p>0</text:p>
          </table:table-cell>
          <table:table-cell table:number-columns-repeated="2"/>
          <table:table-cell table:style-name="ce47" table:formula="of:=SFJOIN([.B470];[.C470];[.E470];[.H470];[.$L$467]) * IF([.$K$467] = &quot;level&quot;; [.A470]; 1)" office:value-type="float" office:value="165">
            <text:p>165.0000</text:p>
          </table:table-cell>
          <table:table-cell table:style-name="ce47" table:formula="of:=IF([.$K$467]=1; [.$K470]*60; [.$K470]/60)" office:value-type="float" office:value="2.75">
            <text:p>2.7500</text:p>
          </table:table-cell>
          <table:table-cell table:style-name="ce52" table:formula="of:=IF([.$K$467]=1; [.$K470]*60*60; [.$K470]/60/60)" office:value-type="float" office:value="0.0458333333333333">
            <text:p>0.0458</text:p>
          </table:table-cell>
          <table:table-cell table:style-name="ce52" table:formula="of:=IF([.$K$467]=1; [.$K470]*60*60*24; [.$K470]/60/60/24)" office:value-type="float" office:value="0.00190972222222222">
            <text:p>0.0019</text:p>
          </table:table-cell>
          <table:table-cell table:formula="of:=[.K470]/[.K469]" office:value-type="float" office:value="1.375">
            <text:p>1.38</text:p>
          </table:table-cell>
          <table:table-cell table:number-columns-repeated="1009"/>
        </table:table-row>
        <table:table-row table:style-name="ro1">
          <table:table-cell table:style-name="ce12" office:value-type="string">
            <text:p>4</text:p>
          </table:table-cell>
          <table:table-cell table:formula="of:=[.$B$467]" office:value-type="float" office:value="0">
            <text:p>0</text:p>
          </table:table-cell>
          <table:table-cell table:style-name="ce30" table:formula="of:=SFLINEAR([.$A471]; [.$C$467]; [.$D$467])" office:value-type="float" office:value="280">
            <text:p>280.000</text:p>
          </table:table-cell>
          <table:table-cell/>
          <table:table-cell table:formula="of:=SFPOWER([.$A471]; [.$E$467]; [.$F$467]; [.$G$467])" office:value-type="float" office:value="-80">
            <text:p>-80</text:p>
          </table:table-cell>
          <table:table-cell table:number-columns-repeated="2"/>
          <table:table-cell table:formula="of:=SFEXP([.$A471]; [.$H$467]; [.$I$467])" office:value-type="float" office:value="0">
            <text:p>0</text:p>
          </table:table-cell>
          <table:table-cell table:number-columns-repeated="2"/>
          <table:table-cell table:style-name="ce47" table:formula="of:=SFJOIN([.B471];[.C471];[.E471];[.H471];[.$L$467]) * IF([.$K$467] = &quot;level&quot;; [.A471]; 1)" office:value-type="float" office:value="200">
            <text:p>200.0000</text:p>
          </table:table-cell>
          <table:table-cell table:style-name="ce47" table:formula="of:=IF([.$K$467]=1; [.$K471]*60; [.$K471]/60)" office:value-type="float" office:value="3.33333333333333">
            <text:p>3.3333</text:p>
          </table:table-cell>
          <table:table-cell table:style-name="ce52" table:formula="of:=IF([.$K$467]=1; [.$K471]*60*60; [.$K471]/60/60)" office:value-type="float" office:value="0.0555555555555556">
            <text:p>0.0556</text:p>
          </table:table-cell>
          <table:table-cell table:style-name="ce52" table:formula="of:=IF([.$K$467]=1; [.$K471]*60*60*24; [.$K471]/60/60/24)" office:value-type="float" office:value="0.00231481481481481">
            <text:p>0.0023</text:p>
          </table:table-cell>
          <table:table-cell table:formula="of:=[.K471]/[.K470]" office:value-type="float" office:value="1.21212121212121">
            <text:p>1.21</text:p>
          </table:table-cell>
          <table:table-cell table:number-columns-repeated="1009"/>
        </table:table-row>
        <table:table-row table:style-name="ro1">
          <table:table-cell table:style-name="ce12" office:value-type="string">
            <text:p>5</text:p>
          </table:table-cell>
          <table:table-cell table:formula="of:=[.$B$467]" office:value-type="float" office:value="0">
            <text:p>0</text:p>
          </table:table-cell>
          <table:table-cell table:style-name="ce30" table:formula="of:=SFLINEAR([.$A472]; [.$C$467]; [.$D$467])" office:value-type="float" office:value="350">
            <text:p>350.000</text:p>
          </table:table-cell>
          <table:table-cell/>
          <table:table-cell table:formula="of:=SFPOWER([.$A472]; [.$E$467]; [.$F$467]; [.$G$467])" office:value-type="float" office:value="-125">
            <text:p>-125</text:p>
          </table:table-cell>
          <table:table-cell table:number-columns-repeated="2"/>
          <table:table-cell table:formula="of:=SFEXP([.$A472]; [.$H$467]; [.$I$467])" office:value-type="float" office:value="0">
            <text:p>0</text:p>
          </table:table-cell>
          <table:table-cell table:number-columns-repeated="2"/>
          <table:table-cell table:style-name="ce47" table:formula="of:=SFJOIN([.B472];[.C472];[.E472];[.H472];[.$L$467]) * IF([.$K$467] = &quot;level&quot;; [.A472]; 1)" office:value-type="float" office:value="225">
            <text:p>225.0000</text:p>
          </table:table-cell>
          <table:table-cell table:style-name="ce47" table:formula="of:=IF([.$K$467]=1; [.$K472]*60; [.$K472]/60)" office:value-type="float" office:value="3.75">
            <text:p>3.7500</text:p>
          </table:table-cell>
          <table:table-cell table:style-name="ce52" table:formula="of:=IF([.$K$467]=1; [.$K472]*60*60; [.$K472]/60/60)" office:value-type="float" office:value="0.0625">
            <text:p>0.0625</text:p>
          </table:table-cell>
          <table:table-cell table:style-name="ce52" table:formula="of:=IF([.$K$467]=1; [.$K472]*60*60*24; [.$K472]/60/60/24)" office:value-type="float" office:value="0.00260416666666667">
            <text:p>0.0026</text:p>
          </table:table-cell>
          <table:table-cell table:formula="of:=[.K472]/[.K471]" office:value-type="float" office:value="1.125">
            <text:p>1.13</text:p>
          </table:table-cell>
          <table:table-cell table:number-columns-repeated="1009"/>
        </table:table-row>
        <table:table-row table:style-name="ro1">
          <table:table-cell table:style-name="ce12" office:value-type="string">
            <text:p>6</text:p>
          </table:table-cell>
          <table:table-cell table:formula="of:=[.$B$467]" office:value-type="float" office:value="0">
            <text:p>0</text:p>
          </table:table-cell>
          <table:table-cell table:style-name="ce30" table:formula="of:=SFLINEAR([.$A473]; [.$C$467]; [.$D$467])" office:value-type="float" office:value="420">
            <text:p>420.000</text:p>
          </table:table-cell>
          <table:table-cell/>
          <table:table-cell table:formula="of:=SFPOWER([.$A473]; [.$E$467]; [.$F$467]; [.$G$467])" office:value-type="float" office:value="-180">
            <text:p>-180</text:p>
          </table:table-cell>
          <table:table-cell table:number-columns-repeated="2"/>
          <table:table-cell table:formula="of:=SFEXP([.$A473]; [.$H$467]; [.$I$467])" office:value-type="float" office:value="0">
            <text:p>0</text:p>
          </table:table-cell>
          <table:table-cell table:number-columns-repeated="2"/>
          <table:table-cell table:style-name="ce47" table:formula="of:=SFJOIN([.B473];[.C473];[.E473];[.H473];[.$L$467]) * IF([.$K$467] = &quot;level&quot;; [.A473]; 1)" office:value-type="float" office:value="240">
            <text:p>240.0000</text:p>
          </table:table-cell>
          <table:table-cell table:style-name="ce47" table:formula="of:=IF([.$K$467]=1; [.$K473]*60; [.$K473]/60)" office:value-type="float" office:value="4">
            <text:p>4.0000</text:p>
          </table:table-cell>
          <table:table-cell table:style-name="ce52" table:formula="of:=IF([.$K$467]=1; [.$K473]*60*60; [.$K473]/60/60)" office:value-type="float" office:value="0.0666666666666667">
            <text:p>0.0667</text:p>
          </table:table-cell>
          <table:table-cell table:style-name="ce52" table:formula="of:=IF([.$K$467]=1; [.$K473]*60*60*24; [.$K473]/60/60/24)" office:value-type="float" office:value="0.00277777777777778">
            <text:p>0.0028</text:p>
          </table:table-cell>
          <table:table-cell table:formula="of:=[.K473]/[.K472]" office:value-type="float" office:value="1.06666666666667">
            <text:p>1.07</text:p>
          </table:table-cell>
          <table:table-cell table:number-columns-repeated="1009"/>
        </table:table-row>
        <table:table-row table:style-name="ro1">
          <table:table-cell table:style-name="ce12" office:value-type="string">
            <text:p>7</text:p>
          </table:table-cell>
          <table:table-cell table:formula="of:=[.$B$467]" office:value-type="float" office:value="0">
            <text:p>0</text:p>
          </table:table-cell>
          <table:table-cell table:style-name="ce30" table:formula="of:=SFLINEAR([.$A474]; [.$C$467]; [.$D$467])" office:value-type="float" office:value="490">
            <text:p>490.000</text:p>
          </table:table-cell>
          <table:table-cell/>
          <table:table-cell table:formula="of:=SFPOWER([.$A474]; [.$E$467]; [.$F$467]; [.$G$467])" office:value-type="float" office:value="-245">
            <text:p>-245</text:p>
          </table:table-cell>
          <table:table-cell table:number-columns-repeated="2"/>
          <table:table-cell table:formula="of:=SFEXP([.$A474]; [.$H$467]; [.$I$467])" office:value-type="float" office:value="0">
            <text:p>0</text:p>
          </table:table-cell>
          <table:table-cell table:number-columns-repeated="2"/>
          <table:table-cell table:style-name="ce47" table:formula="of:=SFJOIN([.B474];[.C474];[.E474];[.H474];[.$L$467]) * IF([.$K$467] = &quot;level&quot;; [.A474]; 1)" office:value-type="float" office:value="245">
            <text:p>245.0000</text:p>
          </table:table-cell>
          <table:table-cell table:style-name="ce47" table:formula="of:=IF([.$K$467]=1; [.$K474]*60; [.$K474]/60)" office:value-type="float" office:value="4.08333333333333">
            <text:p>4.0833</text:p>
          </table:table-cell>
          <table:table-cell table:style-name="ce52" table:formula="of:=IF([.$K$467]=1; [.$K474]*60*60; [.$K474]/60/60)" office:value-type="float" office:value="0.0680555555555555">
            <text:p>0.0681</text:p>
          </table:table-cell>
          <table:table-cell table:style-name="ce52" table:formula="of:=IF([.$K$467]=1; [.$K474]*60*60*24; [.$K474]/60/60/24)" office:value-type="float" office:value="0.00283564814814815">
            <text:p>0.0028</text:p>
          </table:table-cell>
          <table:table-cell table:formula="of:=[.K474]/[.K473]" office:value-type="float" office:value="1.02083333333333">
            <text:p>1.02</text:p>
          </table:table-cell>
          <table:table-cell table:number-columns-repeated="1009"/>
        </table:table-row>
        <table:table-row table:style-name="ro1">
          <table:table-cell table:style-name="ce12" office:value-type="string">
            <text:p>8</text:p>
          </table:table-cell>
          <table:table-cell table:formula="of:=[.$B$467]" office:value-type="float" office:value="0">
            <text:p>0</text:p>
          </table:table-cell>
          <table:table-cell table:style-name="ce30" table:formula="of:=SFLINEAR([.$A475]; [.$C$467]; [.$D$467])" office:value-type="float" office:value="560">
            <text:p>560.000</text:p>
          </table:table-cell>
          <table:table-cell/>
          <table:table-cell table:formula="of:=SFPOWER([.$A475]; [.$E$467]; [.$F$467]; [.$G$467])" office:value-type="float" office:value="-320">
            <text:p>-320</text:p>
          </table:table-cell>
          <table:table-cell table:number-columns-repeated="2"/>
          <table:table-cell table:formula="of:=SFEXP([.$A475]; [.$H$467]; [.$I$467])" office:value-type="float" office:value="0">
            <text:p>0</text:p>
          </table:table-cell>
          <table:table-cell table:number-columns-repeated="2"/>
          <table:table-cell table:style-name="ce47" table:formula="of:=SFJOIN([.B475];[.C475];[.E475];[.H475];[.$L$467]) * IF([.$K$467] = &quot;level&quot;; [.A475]; 1)" office:value-type="float" office:value="240">
            <text:p>240.0000</text:p>
          </table:table-cell>
          <table:table-cell table:style-name="ce47" table:formula="of:=IF([.$K$467]=1; [.$K475]*60; [.$K475]/60)" office:value-type="float" office:value="4">
            <text:p>4.0000</text:p>
          </table:table-cell>
          <table:table-cell table:style-name="ce52" table:formula="of:=IF([.$K$467]=1; [.$K475]*60*60; [.$K475]/60/60)" office:value-type="float" office:value="0.0666666666666667">
            <text:p>0.0667</text:p>
          </table:table-cell>
          <table:table-cell table:style-name="ce52" table:formula="of:=IF([.$K$467]=1; [.$K475]*60*60*24; [.$K475]/60/60/24)" office:value-type="float" office:value="0.00277777777777778">
            <text:p>0.0028</text:p>
          </table:table-cell>
          <table:table-cell table:formula="of:=[.K475]/[.K474]" office:value-type="float" office:value="0.979591836734694">
            <text:p>0.98</text:p>
          </table:table-cell>
          <table:table-cell table:number-columns-repeated="1009"/>
        </table:table-row>
        <table:table-row table:style-name="ro1">
          <table:table-cell table:style-name="ce12" office:value-type="string">
            <text:p>9</text:p>
          </table:table-cell>
          <table:table-cell table:formula="of:=[.$B$467]" office:value-type="float" office:value="0">
            <text:p>0</text:p>
          </table:table-cell>
          <table:table-cell table:style-name="ce30" table:formula="of:=SFLINEAR([.$A476]; [.$C$467]; [.$D$467])" office:value-type="float" office:value="630">
            <text:p>630.000</text:p>
          </table:table-cell>
          <table:table-cell/>
          <table:table-cell table:formula="of:=SFPOWER([.$A476]; [.$E$467]; [.$F$467]; [.$G$467])" office:value-type="float" office:value="-405">
            <text:p>-405</text:p>
          </table:table-cell>
          <table:table-cell table:number-columns-repeated="2"/>
          <table:table-cell table:formula="of:=SFEXP([.$A476]; [.$H$467]; [.$I$467])" office:value-type="float" office:value="0">
            <text:p>0</text:p>
          </table:table-cell>
          <table:table-cell table:number-columns-repeated="2"/>
          <table:table-cell table:style-name="ce47" table:formula="of:=SFJOIN([.B476];[.C476];[.E476];[.H476];[.$L$467]) * IF([.$K$467] = &quot;level&quot;; [.A476]; 1)" office:value-type="float" office:value="225">
            <text:p>225.0000</text:p>
          </table:table-cell>
          <table:table-cell table:style-name="ce47" table:formula="of:=IF([.$K$467]=1; [.$K476]*60; [.$K476]/60)" office:value-type="float" office:value="3.75">
            <text:p>3.7500</text:p>
          </table:table-cell>
          <table:table-cell table:style-name="ce52" table:formula="of:=IF([.$K$467]=1; [.$K476]*60*60; [.$K476]/60/60)" office:value-type="float" office:value="0.0625">
            <text:p>0.0625</text:p>
          </table:table-cell>
          <table:table-cell table:style-name="ce52" table:formula="of:=IF([.$K$467]=1; [.$K476]*60*60*24; [.$K476]/60/60/24)" office:value-type="float" office:value="0.00260416666666667">
            <text:p>0.0026</text:p>
          </table:table-cell>
          <table:table-cell table:formula="of:=[.K476]/[.K475]" office:value-type="float" office:value="0.9375">
            <text:p>0.94</text:p>
          </table:table-cell>
          <table:table-cell table:number-columns-repeated="1009"/>
        </table:table-row>
        <table:table-row table:style-name="ro1">
          <table:table-cell table:style-name="ce12" office:value-type="string">
            <text:p>10</text:p>
          </table:table-cell>
          <table:table-cell table:formula="of:=[.$B$467]" office:value-type="float" office:value="0">
            <text:p>0</text:p>
          </table:table-cell>
          <table:table-cell table:style-name="ce30" table:formula="of:=SFLINEAR([.$A477]; [.$C$467]; [.$D$467])" office:value-type="float" office:value="700">
            <text:p>700.000</text:p>
          </table:table-cell>
          <table:table-cell/>
          <table:table-cell table:formula="of:=SFPOWER([.$A477]; [.$E$467]; [.$F$467]; [.$G$467])" office:value-type="float" office:value="-500">
            <text:p>-500</text:p>
          </table:table-cell>
          <table:table-cell table:number-columns-repeated="2"/>
          <table:table-cell table:formula="of:=SFEXP([.$A477]; [.$H$467]; [.$I$467])" office:value-type="float" office:value="0">
            <text:p>0</text:p>
          </table:table-cell>
          <table:table-cell table:number-columns-repeated="2"/>
          <table:table-cell table:style-name="ce47" table:formula="of:=SFJOIN([.B477];[.C477];[.E477];[.H477];[.$L$467]) * IF([.$K$467] = &quot;level&quot;; [.A477]; 1)" office:value-type="float" office:value="200">
            <text:p>200.0000</text:p>
          </table:table-cell>
          <table:table-cell table:style-name="ce47" table:formula="of:=IF([.$K$467]=1; [.$K477]*60; [.$K477]/60)" office:value-type="float" office:value="3.33333333333333">
            <text:p>3.3333</text:p>
          </table:table-cell>
          <table:table-cell table:style-name="ce52" table:formula="of:=IF([.$K$467]=1; [.$K477]*60*60; [.$K477]/60/60)" office:value-type="float" office:value="0.0555555555555556">
            <text:p>0.0556</text:p>
          </table:table-cell>
          <table:table-cell table:style-name="ce52" table:formula="of:=IF([.$K$467]=1; [.$K477]*60*60*24; [.$K477]/60/60/24)" office:value-type="float" office:value="0.00231481481481481">
            <text:p>0.0023</text:p>
          </table:table-cell>
          <table:table-cell table:formula="of:=[.K477]/[.K476]" office:value-type="float" office:value="0.888888888888889">
            <text:p>0.89</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459]; [.B464];[.F464])" office:value-type="float" office:value="327.771769170701">
            <text:p>327.77</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
            <text:p>1</text:p>
          </table:table-cell>
          <table:table-cell table:style-name="ce46" office:value-type="float" office:value="0">
            <text:p>0</text:p>
          </table:table-cell>
          <table:table-cell table:style-name="ce22" office:value-type="float" office:value="3">
            <text:p>3</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80]" office:value-type="float" office:value="327.771769170701">
            <text:p>327.77</text:p>
          </table:table-cell>
          <table:table-cell table:style-name="ce30" table:formula="of:=SFLINEAR([.$A481]; [.$C$480]; [.$D$480])" office:value-type="float" office:value="0">
            <text:p>0.000</text:p>
          </table:table-cell>
          <table:table-cell/>
          <table:table-cell table:formula="of:=SFPOWER([.$A481]; [.$E$480]; [.$F$480]; [.$G$480])" office:value-type="float" office:value="0">
            <text:p>0</text:p>
          </table:table-cell>
          <table:table-cell table:number-columns-repeated="2"/>
          <table:table-cell table:formula="of:=SFEXP([.$A481]; [.$H$480]; [.$I$480])" office:value-type="float" office:value="0">
            <text:p>0</text:p>
          </table:table-cell>
          <table:table-cell table:number-columns-repeated="2"/>
          <table:table-cell table:style-name="ce47" table:formula="of:=SFJOIN([.B481];[.C481];[.E481];[.H481];[.$L$480]) * IF([.$K$480] = &quot;level&quot;; [.A481]; 1)" office:value-type="float" office:value="983.315307512104">
            <text:p>983.3153</text:p>
          </table:table-cell>
          <table:table-cell table:style-name="ce47" table:formula="of:=IF([.$K$480]=1; [.$K481]*60; [.$K481]/60)" office:value-type="float" office:value="16.3885884585351">
            <text:p>16.3886</text:p>
          </table:table-cell>
          <table:table-cell table:style-name="ce52" table:formula="of:=IF([.$K$480]=1; [.$K481]*60*60; [.$K481]/60/60)" office:value-type="float" office:value="0.273143140975584">
            <text:p>0.2731</text:p>
          </table:table-cell>
          <table:table-cell table:style-name="ce52" table:formula="of:=IF([.$K$480]=1; [.$K481]*60*60*24; [.$K481]/60/60/24)" office:value-type="float" office:value="0.011380964207316">
            <text:p>0.0114</text:p>
          </table:table-cell>
          <table:table-cell table:number-columns-repeated="1010"/>
        </table:table-row>
        <table:table-row table:style-name="ro1">
          <table:table-cell table:style-name="ce12" office:value-type="string">
            <text:p>2</text:p>
          </table:table-cell>
          <table:table-cell table:formula="of:=[.$B$480]" office:value-type="float" office:value="327.771769170701">
            <text:p>327.77</text:p>
          </table:table-cell>
          <table:table-cell table:style-name="ce30" table:formula="of:=SFLINEAR([.$A482]; [.$C$480]; [.$D$480])" office:value-type="float" office:value="0">
            <text:p>0.000</text:p>
          </table:table-cell>
          <table:table-cell/>
          <table:table-cell table:formula="of:=SFPOWER([.$A482]; [.$E$480]; [.$F$480]; [.$G$480])" office:value-type="float" office:value="0">
            <text:p>0</text:p>
          </table:table-cell>
          <table:table-cell table:number-columns-repeated="2"/>
          <table:table-cell table:formula="of:=SFEXP([.$A482]; [.$H$480]; [.$I$480])" office:value-type="float" office:value="0">
            <text:p>0</text:p>
          </table:table-cell>
          <table:table-cell table:number-columns-repeated="2"/>
          <table:table-cell table:style-name="ce47" table:formula="of:=SFJOIN([.B482];[.C482];[.E482];[.H482];[.$L$480]) * IF([.$K$480] = &quot;level&quot;; [.A482]; 1)" office:value-type="float" office:value="983.315307512104">
            <text:p>983.3153</text:p>
          </table:table-cell>
          <table:table-cell table:style-name="ce47" table:formula="of:=IF([.$K$480]=1; [.$K482]*60; [.$K482]/60)" office:value-type="float" office:value="16.3885884585351">
            <text:p>16.3886</text:p>
          </table:table-cell>
          <table:table-cell table:style-name="ce52" table:formula="of:=IF([.$K$480]=1; [.$K482]*60*60; [.$K482]/60/60)" office:value-type="float" office:value="0.273143140975584">
            <text:p>0.2731</text:p>
          </table:table-cell>
          <table:table-cell table:style-name="ce52" table:formula="of:=IF([.$K$480]=1; [.$K482]*60*60*24; [.$K482]/60/60/24)" office:value-type="float" office:value="0.011380964207316">
            <text:p>0.0114</text:p>
          </table:table-cell>
          <table:table-cell table:formula="of:=[.K482]/[.K481]" office:value-type="float" office:value="1">
            <text:p>1</text:p>
          </table:table-cell>
          <table:table-cell table:number-columns-repeated="1009"/>
        </table:table-row>
        <table:table-row table:style-name="ro1">
          <table:table-cell table:style-name="ce12" office:value-type="string">
            <text:p>3</text:p>
          </table:table-cell>
          <table:table-cell table:formula="of:=[.$B$480]" office:value-type="float" office:value="327.771769170701">
            <text:p>327.77</text:p>
          </table:table-cell>
          <table:table-cell table:style-name="ce30" table:formula="of:=SFLINEAR([.$A483]; [.$C$480]; [.$D$480])" office:value-type="float" office:value="0">
            <text:p>0.000</text:p>
          </table:table-cell>
          <table:table-cell/>
          <table:table-cell table:formula="of:=SFPOWER([.$A483]; [.$E$480]; [.$F$480]; [.$G$480])" office:value-type="float" office:value="0">
            <text:p>0</text:p>
          </table:table-cell>
          <table:table-cell table:number-columns-repeated="2"/>
          <table:table-cell table:formula="of:=SFEXP([.$A483]; [.$H$480]; [.$I$480])" office:value-type="float" office:value="0">
            <text:p>0</text:p>
          </table:table-cell>
          <table:table-cell table:number-columns-repeated="2"/>
          <table:table-cell table:style-name="ce47" table:formula="of:=SFJOIN([.B483];[.C483];[.E483];[.H483];[.$L$480]) * IF([.$K$480] = &quot;level&quot;; [.A483]; 1)" office:value-type="float" office:value="983.315307512104">
            <text:p>983.3153</text:p>
          </table:table-cell>
          <table:table-cell table:style-name="ce47" table:formula="of:=IF([.$K$480]=1; [.$K483]*60; [.$K483]/60)" office:value-type="float" office:value="16.3885884585351">
            <text:p>16.3886</text:p>
          </table:table-cell>
          <table:table-cell table:style-name="ce52" table:formula="of:=IF([.$K$480]=1; [.$K483]*60*60; [.$K483]/60/60)" office:value-type="float" office:value="0.273143140975584">
            <text:p>0.2731</text:p>
          </table:table-cell>
          <table:table-cell table:style-name="ce52" table:formula="of:=IF([.$K$480]=1; [.$K483]*60*60*24; [.$K483]/60/60/24)" office:value-type="float" office:value="0.011380964207316">
            <text:p>0.0114</text:p>
          </table:table-cell>
          <table:table-cell table:formula="of:=[.K483]/[.K482]" office:value-type="float" office:value="1">
            <text:p>1</text:p>
          </table:table-cell>
          <table:table-cell table:number-columns-repeated="1009"/>
        </table:table-row>
        <table:table-row table:style-name="ro1">
          <table:table-cell table:style-name="ce12" office:value-type="string">
            <text:p>4</text:p>
          </table:table-cell>
          <table:table-cell table:formula="of:=[.$B$480]" office:value-type="float" office:value="327.771769170701">
            <text:p>327.77</text:p>
          </table:table-cell>
          <table:table-cell table:style-name="ce30" table:formula="of:=SFLINEAR([.$A484]; [.$C$480]; [.$D$480])" office:value-type="float" office:value="0">
            <text:p>0.000</text:p>
          </table:table-cell>
          <table:table-cell/>
          <table:table-cell table:formula="of:=SFPOWER([.$A484]; [.$E$480]; [.$F$480]; [.$G$480])" office:value-type="float" office:value="0">
            <text:p>0</text:p>
          </table:table-cell>
          <table:table-cell table:number-columns-repeated="2"/>
          <table:table-cell table:formula="of:=SFEXP([.$A484]; [.$H$480]; [.$I$480])" office:value-type="float" office:value="0">
            <text:p>0</text:p>
          </table:table-cell>
          <table:table-cell table:number-columns-repeated="2"/>
          <table:table-cell table:style-name="ce47" table:formula="of:=SFJOIN([.B484];[.C484];[.E484];[.H484];[.$L$480]) * IF([.$K$480] = &quot;level&quot;; [.A484]; 1)" office:value-type="float" office:value="983.315307512104">
            <text:p>983.3153</text:p>
          </table:table-cell>
          <table:table-cell table:style-name="ce47" table:formula="of:=IF([.$K$480]=1; [.$K484]*60; [.$K484]/60)" office:value-type="float" office:value="16.3885884585351">
            <text:p>16.3886</text:p>
          </table:table-cell>
          <table:table-cell table:style-name="ce52" table:formula="of:=IF([.$K$480]=1; [.$K484]*60*60; [.$K484]/60/60)" office:value-type="float" office:value="0.273143140975584">
            <text:p>0.2731</text:p>
          </table:table-cell>
          <table:table-cell table:style-name="ce52" table:formula="of:=IF([.$K$480]=1; [.$K484]*60*60*24; [.$K484]/60/60/24)" office:value-type="float" office:value="0.011380964207316">
            <text:p>0.0114</text:p>
          </table:table-cell>
          <table:table-cell table:formula="of:=[.K484]/[.K483]" office:value-type="float" office:value="1">
            <text:p>1</text:p>
          </table:table-cell>
          <table:table-cell table:number-columns-repeated="1009"/>
        </table:table-row>
        <table:table-row table:style-name="ro1">
          <table:table-cell table:style-name="ce12" office:value-type="string">
            <text:p>5</text:p>
          </table:table-cell>
          <table:table-cell table:formula="of:=[.$B$480]" office:value-type="float" office:value="327.771769170701">
            <text:p>327.77</text:p>
          </table:table-cell>
          <table:table-cell table:style-name="ce30" table:formula="of:=SFLINEAR([.$A485]; [.$C$480]; [.$D$480])" office:value-type="float" office:value="0">
            <text:p>0.000</text:p>
          </table:table-cell>
          <table:table-cell/>
          <table:table-cell table:formula="of:=SFPOWER([.$A485]; [.$E$480]; [.$F$480]; [.$G$480])" office:value-type="float" office:value="0">
            <text:p>0</text:p>
          </table:table-cell>
          <table:table-cell table:number-columns-repeated="2"/>
          <table:table-cell table:formula="of:=SFEXP([.$A485]; [.$H$480]; [.$I$480])" office:value-type="float" office:value="0">
            <text:p>0</text:p>
          </table:table-cell>
          <table:table-cell table:number-columns-repeated="2"/>
          <table:table-cell table:style-name="ce47" table:formula="of:=SFJOIN([.B485];[.C485];[.E485];[.H485];[.$L$480]) * IF([.$K$480] = &quot;level&quot;; [.A485]; 1)" office:value-type="float" office:value="983.315307512104">
            <text:p>983.3153</text:p>
          </table:table-cell>
          <table:table-cell table:style-name="ce47" table:formula="of:=IF([.$K$480]=1; [.$K485]*60; [.$K485]/60)" office:value-type="float" office:value="16.3885884585351">
            <text:p>16.3886</text:p>
          </table:table-cell>
          <table:table-cell table:style-name="ce52" table:formula="of:=IF([.$K$480]=1; [.$K485]*60*60; [.$K485]/60/60)" office:value-type="float" office:value="0.273143140975584">
            <text:p>0.2731</text:p>
          </table:table-cell>
          <table:table-cell table:style-name="ce52" table:formula="of:=IF([.$K$480]=1; [.$K485]*60*60*24; [.$K485]/60/60/24)" office:value-type="float" office:value="0.011380964207316">
            <text:p>0.0114</text:p>
          </table:table-cell>
          <table:table-cell table:formula="of:=[.K485]/[.K484]" office:value-type="float" office:value="1">
            <text:p>1</text:p>
          </table:table-cell>
          <table:table-cell table:number-columns-repeated="1009"/>
        </table:table-row>
        <table:table-row table:style-name="ro1">
          <table:table-cell table:style-name="ce12" office:value-type="string">
            <text:p>6</text:p>
          </table:table-cell>
          <table:table-cell table:formula="of:=[.$B$480]" office:value-type="float" office:value="327.771769170701">
            <text:p>327.77</text:p>
          </table:table-cell>
          <table:table-cell table:style-name="ce30" table:formula="of:=SFLINEAR([.$A486]; [.$C$480]; [.$D$480])" office:value-type="float" office:value="0">
            <text:p>0.000</text:p>
          </table:table-cell>
          <table:table-cell/>
          <table:table-cell table:formula="of:=SFPOWER([.$A486]; [.$E$480]; [.$F$480]; [.$G$480])" office:value-type="float" office:value="0">
            <text:p>0</text:p>
          </table:table-cell>
          <table:table-cell table:number-columns-repeated="2"/>
          <table:table-cell table:formula="of:=SFEXP([.$A486]; [.$H$480]; [.$I$480])" office:value-type="float" office:value="0">
            <text:p>0</text:p>
          </table:table-cell>
          <table:table-cell table:number-columns-repeated="2"/>
          <table:table-cell table:style-name="ce47" table:formula="of:=SFJOIN([.B486];[.C486];[.E486];[.H486];[.$L$480]) * IF([.$K$480] = &quot;level&quot;; [.A486]; 1)" office:value-type="float" office:value="983.315307512104">
            <text:p>983.3153</text:p>
          </table:table-cell>
          <table:table-cell table:style-name="ce47" table:formula="of:=IF([.$K$480]=1; [.$K486]*60; [.$K486]/60)" office:value-type="float" office:value="16.3885884585351">
            <text:p>16.3886</text:p>
          </table:table-cell>
          <table:table-cell table:style-name="ce52" table:formula="of:=IF([.$K$480]=1; [.$K486]*60*60; [.$K486]/60/60)" office:value-type="float" office:value="0.273143140975584">
            <text:p>0.2731</text:p>
          </table:table-cell>
          <table:table-cell table:style-name="ce52" table:formula="of:=IF([.$K$480]=1; [.$K486]*60*60*24; [.$K486]/60/60/24)" office:value-type="float" office:value="0.011380964207316">
            <text:p>0.0114</text:p>
          </table:table-cell>
          <table:table-cell table:formula="of:=[.K486]/[.K485]" office:value-type="float" office:value="1">
            <text:p>1</text:p>
          </table:table-cell>
          <table:table-cell table:number-columns-repeated="1009"/>
        </table:table-row>
        <table:table-row table:style-name="ro1">
          <table:table-cell table:style-name="ce12" office:value-type="string">
            <text:p>7</text:p>
          </table:table-cell>
          <table:table-cell table:formula="of:=[.$B$480]" office:value-type="float" office:value="327.771769170701">
            <text:p>327.77</text:p>
          </table:table-cell>
          <table:table-cell table:style-name="ce30" table:formula="of:=SFLINEAR([.$A487]; [.$C$480]; [.$D$480])" office:value-type="float" office:value="0">
            <text:p>0.000</text:p>
          </table:table-cell>
          <table:table-cell/>
          <table:table-cell table:formula="of:=SFPOWER([.$A487]; [.$E$480]; [.$F$480]; [.$G$480])" office:value-type="float" office:value="0">
            <text:p>0</text:p>
          </table:table-cell>
          <table:table-cell table:number-columns-repeated="2"/>
          <table:table-cell table:formula="of:=SFEXP([.$A487]; [.$H$480]; [.$I$480])" office:value-type="float" office:value="0">
            <text:p>0</text:p>
          </table:table-cell>
          <table:table-cell table:number-columns-repeated="2"/>
          <table:table-cell table:style-name="ce47" table:formula="of:=SFJOIN([.B487];[.C487];[.E487];[.H487];[.$L$480]) * IF([.$K$480] = &quot;level&quot;; [.A487]; 1)" office:value-type="float" office:value="983.315307512104">
            <text:p>983.3153</text:p>
          </table:table-cell>
          <table:table-cell table:style-name="ce47" table:formula="of:=IF([.$K$480]=1; [.$K487]*60; [.$K487]/60)" office:value-type="float" office:value="16.3885884585351">
            <text:p>16.3886</text:p>
          </table:table-cell>
          <table:table-cell table:style-name="ce52" table:formula="of:=IF([.$K$480]=1; [.$K487]*60*60; [.$K487]/60/60)" office:value-type="float" office:value="0.273143140975584">
            <text:p>0.2731</text:p>
          </table:table-cell>
          <table:table-cell table:style-name="ce52" table:formula="of:=IF([.$K$480]=1; [.$K487]*60*60*24; [.$K487]/60/60/24)" office:value-type="float" office:value="0.011380964207316">
            <text:p>0.0114</text:p>
          </table:table-cell>
          <table:table-cell table:formula="of:=[.K487]/[.K486]" office:value-type="float" office:value="1">
            <text:p>1</text:p>
          </table:table-cell>
          <table:table-cell table:number-columns-repeated="1009"/>
        </table:table-row>
        <table:table-row table:style-name="ro1">
          <table:table-cell table:style-name="ce12" office:value-type="string">
            <text:p>8</text:p>
          </table:table-cell>
          <table:table-cell table:formula="of:=[.$B$480]" office:value-type="float" office:value="327.771769170701">
            <text:p>327.77</text:p>
          </table:table-cell>
          <table:table-cell table:style-name="ce30" table:formula="of:=SFLINEAR([.$A488]; [.$C$480]; [.$D$480])" office:value-type="float" office:value="0">
            <text:p>0.000</text:p>
          </table:table-cell>
          <table:table-cell/>
          <table:table-cell table:formula="of:=SFPOWER([.$A488]; [.$E$480]; [.$F$480]; [.$G$480])" office:value-type="float" office:value="0">
            <text:p>0</text:p>
          </table:table-cell>
          <table:table-cell table:number-columns-repeated="2"/>
          <table:table-cell table:formula="of:=SFEXP([.$A488]; [.$H$480]; [.$I$480])" office:value-type="float" office:value="0">
            <text:p>0</text:p>
          </table:table-cell>
          <table:table-cell table:number-columns-repeated="2"/>
          <table:table-cell table:style-name="ce47" table:formula="of:=SFJOIN([.B488];[.C488];[.E488];[.H488];[.$L$480]) * IF([.$K$480] = &quot;level&quot;; [.A488]; 1)" office:value-type="float" office:value="983.315307512104">
            <text:p>983.3153</text:p>
          </table:table-cell>
          <table:table-cell table:style-name="ce47" table:formula="of:=IF([.$K$480]=1; [.$K488]*60; [.$K488]/60)" office:value-type="float" office:value="16.3885884585351">
            <text:p>16.3886</text:p>
          </table:table-cell>
          <table:table-cell table:style-name="ce52" table:formula="of:=IF([.$K$480]=1; [.$K488]*60*60; [.$K488]/60/60)" office:value-type="float" office:value="0.273143140975584">
            <text:p>0.2731</text:p>
          </table:table-cell>
          <table:table-cell table:style-name="ce52" table:formula="of:=IF([.$K$480]=1; [.$K488]*60*60*24; [.$K488]/60/60/24)" office:value-type="float" office:value="0.011380964207316">
            <text:p>0.0114</text:p>
          </table:table-cell>
          <table:table-cell table:formula="of:=[.K488]/[.K487]" office:value-type="float" office:value="1">
            <text:p>1</text:p>
          </table:table-cell>
          <table:table-cell table:number-columns-repeated="1009"/>
        </table:table-row>
        <table:table-row table:style-name="ro1">
          <table:table-cell table:style-name="ce12" office:value-type="string">
            <text:p>9</text:p>
          </table:table-cell>
          <table:table-cell table:formula="of:=[.$B$480]" office:value-type="float" office:value="327.771769170701">
            <text:p>327.77</text:p>
          </table:table-cell>
          <table:table-cell table:style-name="ce30" table:formula="of:=SFLINEAR([.$A489]; [.$C$480]; [.$D$480])" office:value-type="float" office:value="0">
            <text:p>0.000</text:p>
          </table:table-cell>
          <table:table-cell/>
          <table:table-cell table:formula="of:=SFPOWER([.$A489]; [.$E$480]; [.$F$480]; [.$G$480])" office:value-type="float" office:value="0">
            <text:p>0</text:p>
          </table:table-cell>
          <table:table-cell table:number-columns-repeated="2"/>
          <table:table-cell table:formula="of:=SFEXP([.$A489]; [.$H$480]; [.$I$480])" office:value-type="float" office:value="0">
            <text:p>0</text:p>
          </table:table-cell>
          <table:table-cell table:number-columns-repeated="2"/>
          <table:table-cell table:style-name="ce47" table:formula="of:=SFJOIN([.B489];[.C489];[.E489];[.H489];[.$L$480]) * IF([.$K$480] = &quot;level&quot;; [.A489]; 1)" office:value-type="float" office:value="983.315307512104">
            <text:p>983.3153</text:p>
          </table:table-cell>
          <table:table-cell table:style-name="ce47" table:formula="of:=IF([.$K$480]=1; [.$K489]*60; [.$K489]/60)" office:value-type="float" office:value="16.3885884585351">
            <text:p>16.3886</text:p>
          </table:table-cell>
          <table:table-cell table:style-name="ce52" table:formula="of:=IF([.$K$480]=1; [.$K489]*60*60; [.$K489]/60/60)" office:value-type="float" office:value="0.273143140975584">
            <text:p>0.2731</text:p>
          </table:table-cell>
          <table:table-cell table:style-name="ce52" table:formula="of:=IF([.$K$480]=1; [.$K489]*60*60*24; [.$K489]/60/60/24)" office:value-type="float" office:value="0.011380964207316">
            <text:p>0.0114</text:p>
          </table:table-cell>
          <table:table-cell table:formula="of:=[.K489]/[.K488]" office:value-type="float" office:value="1">
            <text:p>1</text:p>
          </table:table-cell>
          <table:table-cell table:number-columns-repeated="1009"/>
        </table:table-row>
        <table:table-row table:style-name="ro1">
          <table:table-cell table:style-name="ce12" office:value-type="string">
            <text:p>10</text:p>
          </table:table-cell>
          <table:table-cell table:formula="of:=[.$B$480]" office:value-type="float" office:value="327.771769170701">
            <text:p>327.77</text:p>
          </table:table-cell>
          <table:table-cell table:style-name="ce30" table:formula="of:=SFLINEAR([.$A490]; [.$C$480]; [.$D$480])" office:value-type="float" office:value="0">
            <text:p>0.000</text:p>
          </table:table-cell>
          <table:table-cell/>
          <table:table-cell table:formula="of:=SFPOWER([.$A490]; [.$E$480]; [.$F$480]; [.$G$480])" office:value-type="float" office:value="0">
            <text:p>0</text:p>
          </table:table-cell>
          <table:table-cell table:number-columns-repeated="2"/>
          <table:table-cell table:formula="of:=SFEXP([.$A490]; [.$H$480]; [.$I$480])" office:value-type="float" office:value="0">
            <text:p>0</text:p>
          </table:table-cell>
          <table:table-cell table:number-columns-repeated="2"/>
          <table:table-cell table:style-name="ce47" table:formula="of:=SFJOIN([.B490];[.C490];[.E490];[.H490];[.$L$480]) * IF([.$K$480] = &quot;level&quot;; [.A490]; 1)" office:value-type="float" office:value="983.315307512104">
            <text:p>983.3153</text:p>
          </table:table-cell>
          <table:table-cell table:style-name="ce47" table:formula="of:=IF([.$K$480]=1; [.$K490]*60; [.$K490]/60)" office:value-type="float" office:value="16.3885884585351">
            <text:p>16.3886</text:p>
          </table:table-cell>
          <table:table-cell table:style-name="ce52" table:formula="of:=IF([.$K$480]=1; [.$K490]*60*60; [.$K490]/60/60)" office:value-type="float" office:value="0.273143140975584">
            <text:p>0.2731</text:p>
          </table:table-cell>
          <table:table-cell table:style-name="ce52" table:formula="of:=IF([.$K$480]=1; [.$K490]*60*60*24; [.$K490]/60/60/24)" office:value-type="float" office:value="0.011380964207316">
            <text:p>0.0114</text:p>
          </table:table-cell>
          <table:table-cell table:formula="of:=[.K490]/[.K489]"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8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8"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8"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8"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23" table:default-cell-style-name="Default"/>
        <table:table-column table:style-name="co24" table:default-cell-style-name="ce69"/>
        <table:table-column table:style-name="co11"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4" table:default-cell-style-name="Default"/>
        <table:table-column table:style-name="co29" table:default-cell-style-name="Default"/>
        <table:table-column table:style-name="co30" table:default-cell-style-name="ce71"/>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13" table:default-cell-style-name="Default"/>
        <table:table-column table:style-name="co39" table:default-cell-style-name="Default"/>
        <table:table-column table:style-name="co31" table:default-cell-style-name="ce89"/>
        <table:table-column table:style-name="co15"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35in" draw:caption-point-x="-0.2402in" draw:caption-point-y="0.6083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50" office:value-type="string">
            <text:p>damages_start</text:p>
          </table:table-cell>
          <table:table-cell table:style-name="ce50"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50" office:value-type="string">
            <text:p>units_start</text:p>
          </table:table-cell>
          <table:table-cell table:style-name="ce50"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496in" draw:caption-point-x="-0.2402in" draw:caption-point-y="0.6039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496in" draw:caption-point-x="-0.2402in" draw:caption-point-y="0.6039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27">
            <text:p>27</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19in" draw:caption-point-x="-0.2402in" draw:caption-point-y="0.6091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19.2857142857143">
            <text:p>19.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in" draw:caption-point-x="-0.2402in" draw:caption-point-y="0.6091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19.2857142857143">
            <text:p>19.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135">
            <text:p>-135</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27">
            <text:p>27</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19.2857142857143">
            <text:p>19.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13in" draw:caption-point-x="-0.2402in" draw:caption-point-y="0.5957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15">
            <text:p>15</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19.2857142857143">
            <text:p>19.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19.2857142857143">
            <text:p>19.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35in" draw:caption-point-x="-0.2402in" draw:caption-point-y="0.6087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15">
            <text:p>15</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15">
            <text:p>15</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15">
            <text:p>15</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1in" draw:caption-point-x="-0.2402in" draw:caption-point-y="0.6087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1in" draw:caption-point-x="-0.2402in" draw:caption-point-y="0.6087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19.2857142857143">
            <text:p>19.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4996in" draw:caption-point-x="-0.2402in" draw:caption-point-y="0.6087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4996in" draw:caption-point-x="-0.2402in" draw:caption-point-y="0.6087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19.2857142857143">
            <text:p>19.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87in" draw:caption-point-x="-0.2402in" draw:caption-point-y="0.6087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26in" draw:caption-point-x="-0.2402in" draw:caption-point-y="0.608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795in" draw:caption-point-x="-0.2402in" draw:caption-point-y="0.599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in" draw:caption-point-x="-0.2402in" draw:caption-point-y="0.608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1in" draw:caption-point-x="-0.2402in" draw:caption-point-y="0.608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65in" draw:caption-point-x="-0.2402in" draw:caption-point-y="0.599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1in" draw:caption-point-x="-0.2402in" draw:caption-point-y="0.6071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72in" draw:caption-point-x="-0.2402in" draw:caption-point-y="0.6071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64in" draw:caption-point-x="-0.2402in" draw:caption-point-y="0.6071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135">
            <text:p>-135</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50" office:value-type="string">
            <text:p>units_end</text:p>
          </table:table-cell>
          <table:table-cell table:style-name="ce50"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2"/>
        <table:table-column table:style-name="co15" table:default-cell-style-name="Default"/>
        <table:table-column table:style-name="co15" table:default-cell-style-name="ce24"/>
        <table:table-column table:style-name="co15" table:number-columns-repeated="7" table:default-cell-style-name="Default"/>
        <table:table-column table:style-name="co15" table:number-columns-repeated="2" table:default-cell-style-name="ce47"/>
        <table:table-column table:style-name="co15"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60]; 2; 0)/60" office:value-type="float" office:value="0">
            <text:p>#N/A</text:p>
          </table:table-cell>
          <table:table-cell table:formula="of:=VLOOKUP([.$C$1];[Main.$B$2:Main.$K$460]; 3; 0)*([.$A3]+VLOOKUP([.$C$1];[Main.$B$2:Main.$K$46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60]; 2; 0)/60" office:value-type="float" office:value="0">
            <text:p>#N/A</text:p>
          </table:table-cell>
          <table:table-cell table:formula="of:=VLOOKUP([.$C$1];[Main.$B$2:Main.$K$460]; 3; 0)*([.$A4]+VLOOKUP([.$C$1];[Main.$B$2:Main.$K$46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60]; 2; 0)/60" office:value-type="float" office:value="0">
            <text:p>#N/A</text:p>
          </table:table-cell>
          <table:table-cell table:formula="of:=VLOOKUP([.$C$1];[Main.$B$2:Main.$K$460]; 3; 0)*([.$A5]+VLOOKUP([.$C$1];[Main.$B$2:Main.$K$46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60]; 2; 0)/60" office:value-type="float" office:value="0">
            <text:p>#N/A</text:p>
          </table:table-cell>
          <table:table-cell table:formula="of:=VLOOKUP([.$C$1];[Main.$B$2:Main.$K$460]; 3; 0)*([.$A6]+VLOOKUP([.$C$1];[Main.$B$2:Main.$K$46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60]; 2; 0)/60" office:value-type="float" office:value="0">
            <text:p>#N/A</text:p>
          </table:table-cell>
          <table:table-cell table:formula="of:=VLOOKUP([.$C$1];[Main.$B$2:Main.$K$460]; 3; 0)*([.$A7]+VLOOKUP([.$C$1];[Main.$B$2:Main.$K$46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60]; 2; 0)/60" office:value-type="float" office:value="0">
            <text:p>#N/A</text:p>
          </table:table-cell>
          <table:table-cell table:formula="of:=VLOOKUP([.$C$1];[Main.$B$2:Main.$K$460]; 3; 0)*([.$A8]+VLOOKUP([.$C$1];[Main.$B$2:Main.$K$46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60]; 2; 0)/60" office:value-type="float" office:value="0">
            <text:p>#N/A</text:p>
          </table:table-cell>
          <table:table-cell table:formula="of:=VLOOKUP([.$C$1];[Main.$B$2:Main.$K$460]; 3; 0)*([.$A9]+VLOOKUP([.$C$1];[Main.$B$2:Main.$K$46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60]; 2; 0)/60" office:value-type="float" office:value="0">
            <text:p>#N/A</text:p>
          </table:table-cell>
          <table:table-cell table:formula="of:=VLOOKUP([.$C$1];[Main.$B$2:Main.$K$460]; 3; 0)*([.$A10]+VLOOKUP([.$C$1];[Main.$B$2:Main.$K$46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60]; 2; 0)/60" office:value-type="float" office:value="0">
            <text:p>#N/A</text:p>
          </table:table-cell>
          <table:table-cell table:formula="of:=VLOOKUP([.$C$1];[Main.$B$2:Main.$K$460]; 3; 0)*([.$A11]+VLOOKUP([.$C$1];[Main.$B$2:Main.$K$46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60]; 2; 0)/60" office:value-type="float" office:value="0">
            <text:p>#N/A</text:p>
          </table:table-cell>
          <table:table-cell table:formula="of:=VLOOKUP([.$C$1];[Main.$B$2:Main.$K$460]; 3; 0)*([.$A12]+VLOOKUP([.$C$1];[Main.$B$2:Main.$K$46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62:.$E$464"/>
      </table:named-expressions>
      <table:database-ranges>
        <table:database-range table:target-range-address="Main.A2:Main.P459" table:contains-header="false">
          <table:filter>
            <table:filter-or>
              <table:filter-condition table:field-number="0" table:value="B Housing" table:operator="="/>
              <table:filter-condition table:field-number="0" table:value="T Rada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5">09/05/2011</text:date>, <text:time>11:13: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9-05T11:13:36</dc:date>
    <dc:creator>Artūras Šlajus</dc:creator>
    <meta:editing-duration>P3DT17H22M23S</meta:editing-duration>
    <meta:editing-cycles>404</meta:editing-cycles>
    <meta:generator>LibreOffice/3.3$Linux LibreOffice_project/330m19$Build-202</meta:generator>
    <meta:document-statistic meta:table-count="5" meta:cell-count="600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